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5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5.C2"/>
    </style:style>
    <style:style style:name="ce54" style:family="table-cell" style:parent-style-name="Default">
      <style:table-cell-properties fo:wrap-option="wrap" fo:border="0.0008in solid #000000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5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5" table:default-cell-style-name="Default"/>
        <table:table-column table:style-name="co15" table:default-cell-style-name="Default"/>
        <table:table-column table:style-name="co7" table:number-columns-repeated="1012" table:default-cell-style-name="Default"/>
        <table:table-row table:style-name="ro8">
          <table:table-cell table:style-name="ce40" office:value-type="string">
            <text:p>Tổng hợp ngày nghỉ 2015</text:p>
          </table:table-cell>
          <table:table-cell table:style-name="ce43" table:number-columns-repeated="11"/>
          <table:table-cell table:number-columns-repeated="1012"/>
        </table:table-row>
        <table:table-row table:style-name="ro8" table:number-rows-repeated="4">
          <table:table-cell table:style-name="ce40"/>
          <table:table-cell table:style-name="ce43" table:number-columns-repeated="11"/>
          <table:table-cell table:number-columns-repeated="1012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2.9559in" svg:y="0.1665in" draw:caption-point-x="-0.7689in" draw:caption-point-y="1.197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46" office:value-type="string">
            <office:annotation draw:style-name="gr2" draw:text-style-name="P1" svg:width="1.1413in" svg:height="0.5457in" svg:x="3.3161in" svg:y="0.7961in" draw:caption-point-x="-0.2402in" draw:caption-point-y="0.567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2969in" svg:y="0.7961in" draw:caption-point-x="-0.2622in" draw:caption-point-y="0.567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46" office:value-type="string">
            <office:annotation draw:style-name="gr2" draw:text-style-name="P1" svg:width="1.1413in" svg:height="0.5457in" svg:x="6.1638in" svg:y="0.7961in" draw:caption-point-x="-0.2402in" draw:caption-point-y="0.567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6" office:value-type="string">
            <office:annotation draw:style-name="gr4" draw:text-style-name="P1" svg:width="1.1413in" svg:height="0.3902in" svg:x="7.0528in" svg:y="0.7961in" draw:caption-point-x="-0.2402in" draw:caption-point-y="0.567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office:annotation office:display="true" draw:style-name="gr5" draw:text-style-name="P1" svg:width="1.9224in" svg:height="1.4787in" svg:x="10.9283in" svg:y="0.476in" draw:caption-point-x="-1.4484in" draw:caption-point-y="0.887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2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BD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7]);DATE(YEAR([.D7]);12;31);NOW())" office:value-type="date" office:date-value="2015-08-12T09:39:44.14">
            <text:p>08/12/15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2" table:formula="of:=SUMPRODUCT([Thong_Tin_Ngay_Nghi_201501.$B$3:.$B$34]=[.B7];[Thong_Tin_Ngay_Nghi_201501.$C$3:.$C$34]) + SUMPRODUCT([Thong_Tin_Ngay_Nghi_201502.$B$5:.$B$40]=[.B7];[Thong_Tin_Ngay_Nghi_201502.$C$5:.$C$40])  + SUMPRODUCT([Thong_Tin_Ngay_Nghi_201503.$B$5:.$B$40]=[.B7];[Thong_Tin_Ngay_Nghi_201503.$C$5:.$C$40])" office:value-type="float" office:value="5">
            <text:p>5</text:p>
          </table:table-cell>
          <table:table-cell table:style-name="ce53" table:formula="of:=SUMPRODUCT([Thong_Tin_Ngay_Nghi_201501.$B$3:.$B$34]=[.B7];[Thong_Tin_Ngay_Nghi_201501.$C$3:.$C$34]) + SUMPRODUCT([Thong_Tin_Ngay_Nghi_201502.$B$5:.$B$40]=[.B7];[Thong_Tin_Ngay_Nghi_201502.$C$5:.$C$40])  + SUMPRODUCT([Thong_Tin_Ngay_Nghi_201503.$B$5:.$B$40]=[.B7];[Thong_Tin_Ngay_Nghi_201503.$C$5:.$C$40])" office:value-type="float" office:value="5">
            <text:p>5</text:p>
          </table:table-cell>
          <table:table-cell table:style-name="ce47" table:formula="of:=IF(DATE(YEAR([.E7]);MONTH([.E7]);DAY([.E7]))&lt;=DATE(YEAR([.E7]);3;31); [.F7]+[.C7]-[.G7]; IF([.G7]-[.C7]&lt;0;[.F7]-[.H7];[.F7]+[.C7]-[.H7]))" office:value-type="float" office:value="4.5">
            <text:p>4.5</text:p>
          </table:table-cell>
          <table:table-cell table:style-name="ce47"/>
          <table:table-cell table:style-name="ce47" table:formula="of:=[.I7]+[.J7]" office:value-type="float" office:value="4.5">
            <text:p>4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8]);DATE(YEAR([.D8]);12;31);NOW())" office:value-type="date" office:date-value="2015-08-12T09:39:44.14">
            <text:p>08/12/15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52" table:formula="of:=SUMPRODUCT([Thong_Tin_Ngay_Nghi_201501.$B$3:.$B$34]=[.B8];[Thong_Tin_Ngay_Nghi_201501.$C$3:.$C$34]) + SUMPRODUCT([Thong_Tin_Ngay_Nghi_201502.$B$5:.$B$40]=[.B8];[Thong_Tin_Ngay_Nghi_201502.$C$5:.$C$40])  + SUMPRODUCT([Thong_Tin_Ngay_Nghi_201503.$B$5:.$B$40]=[.B8];[Thong_Tin_Ngay_Nghi_201503.$C$5:.$C$40])" office:value-type="float" office:value="2.5">
            <text:p>2.5</text:p>
          </table:table-cell>
          <table:table-cell table:style-name="ce53" table:formula="of:=SUMPRODUCT([Thong_Tin_Ngay_Nghi_201501.$B$3:.$B$34]=[.B8];[Thong_Tin_Ngay_Nghi_201501.$C$3:.$C$34]) + SUMPRODUCT([Thong_Tin_Ngay_Nghi_201502.$B$5:.$B$40]=[.B8];[Thong_Tin_Ngay_Nghi_201502.$C$5:.$C$40])  + SUMPRODUCT([Thong_Tin_Ngay_Nghi_201503.$B$5:.$B$40]=[.B8];[Thong_Tin_Ngay_Nghi_201503.$C$5:.$C$40])" office:value-type="float" office:value="2.5">
            <text:p>2.5</text:p>
          </table:table-cell>
          <table:table-cell table:style-name="ce47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47"/>
          <table:table-cell table:style-name="ce47" table:formula="of:=[.I8]+[.J8]" office:value-type="float" office:value="4.5">
            <text:p>4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hanhLH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9]);DATE(YEAR([.D9]);12;31);NOW())" office:value-type="date" office:date-value="2015-08-12T09:39:44.14">
            <text:p>08/12/15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2" table:formula="of:=SUMPRODUCT([Thong_Tin_Ngay_Nghi_201501.$B$3:.$B$34]=[.B9];[Thong_Tin_Ngay_Nghi_201501.$C$3:.$C$34]) + SUMPRODUCT([Thong_Tin_Ngay_Nghi_201502.$B$5:.$B$40]=[.B9];[Thong_Tin_Ngay_Nghi_201502.$C$5:.$C$40])  + SUMPRODUCT([Thong_Tin_Ngay_Nghi_201503.$B$5:.$B$40]=[.B9];[Thong_Tin_Ngay_Nghi_201503.$C$5:.$C$40])" office:value-type="float" office:value="5">
            <text:p>5</text:p>
          </table:table-cell>
          <table:table-cell table:style-name="ce53" table:formula="of:=SUMPRODUCT([Thong_Tin_Ngay_Nghi_201501.$B$3:.$B$34]=[.B9];[Thong_Tin_Ngay_Nghi_201501.$C$3:.$C$34]) + SUMPRODUCT([Thong_Tin_Ngay_Nghi_201502.$B$5:.$B$40]=[.B9];[Thong_Tin_Ngay_Nghi_201502.$C$5:.$C$40])  + SUMPRODUCT([Thong_Tin_Ngay_Nghi_201503.$B$5:.$B$40]=[.B9];[Thong_Tin_Ngay_Nghi_201503.$C$5:.$C$40])" office:value-type="float" office:value="5">
            <text:p>5</text:p>
          </table:table-cell>
          <table:table-cell table:style-name="ce47" table:formula="of:=IF(DATE(YEAR([.E9]);MONTH([.E9]);DAY([.E9]))&lt;=DATE(YEAR([.E9]);3;31); [.F9]+[.C9]-[.G9]; IF([.G9]-[.C9]&lt;0;[.F9]-[.H9];[.F9]+[.C9]-[.H9]))" office:value-type="float" office:value="2">
            <text:p>2</text:p>
          </table:table-cell>
          <table:table-cell table:style-name="ce47"/>
          <table:table-cell table:style-name="ce47" table:formula="of:=[.I9]+[.J9]" office:value-type="float" office:value="2">
            <text:p>2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0]);DATE(YEAR([.D10]);12;31);NOW())" office:value-type="date" office:date-value="2015-08-12T09:39:44.15">
            <text:p>08/12/15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2" table:formula="of:=SUMPRODUCT([Thong_Tin_Ngay_Nghi_201501.$B$3:.$B$34]=[.B10];[Thong_Tin_Ngay_Nghi_201501.$C$3:.$C$34]) + SUMPRODUCT([Thong_Tin_Ngay_Nghi_201502.$B$5:.$B$40]=[.B10];[Thong_Tin_Ngay_Nghi_201502.$C$5:.$C$40])  + SUMPRODUCT([Thong_Tin_Ngay_Nghi_201503.$B$5:.$B$40]=[.B10];[Thong_Tin_Ngay_Nghi_201503.$C$5:.$C$40])" office:value-type="float" office:value="5">
            <text:p>5</text:p>
          </table:table-cell>
          <table:table-cell table:style-name="ce53" table:formula="of:=SUMPRODUCT([Thong_Tin_Ngay_Nghi_201501.$B$3:.$B$34]=[.B10];[Thong_Tin_Ngay_Nghi_201501.$C$3:.$C$34]) + SUMPRODUCT([Thong_Tin_Ngay_Nghi_201502.$B$5:.$B$40]=[.B10];[Thong_Tin_Ngay_Nghi_201502.$C$5:.$C$40])  + SUMPRODUCT([Thong_Tin_Ngay_Nghi_201503.$B$5:.$B$40]=[.B10];[Thong_Tin_Ngay_Nghi_201503.$C$5:.$C$40])" office:value-type="float" office:value="5">
            <text:p>5</text:p>
          </table:table-cell>
          <table:table-cell table:style-name="ce47" table:formula="of:=IF(DATE(YEAR([.E10]);MONTH([.E10]);DAY([.E10]))&lt;=DATE(YEAR([.E10]);3;31); [.F10]+[.C10]-[.G10]; IF([.G10]-[.C10]&lt;0;[.F10]-[.H10];[.F10]+[.C10]-[.H10]))" office:value-type="float" office:value="4">
            <text:p>4</text:p>
          </table:table-cell>
          <table:table-cell table:style-name="ce47"/>
          <table:table-cell table:style-name="ce47" table:formula="of:=[.I10]+[.J10]" office:value-type="float" office:value="4">
            <text:p>4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L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1]);DATE(YEAR([.D11]);12;31);NOW())" office:value-type="date" office:date-value="2015-08-12T09:39:44.15">
            <text:p>08/12/15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2" table:formula="of:=SUMPRODUCT([Thong_Tin_Ngay_Nghi_201501.$B$3:.$B$34]=[.B11];[Thong_Tin_Ngay_Nghi_201501.$C$3:.$C$34]) + SUMPRODUCT([Thong_Tin_Ngay_Nghi_201502.$B$5:.$B$40]=[.B11];[Thong_Tin_Ngay_Nghi_201502.$C$5:.$C$40])  + SUMPRODUCT([Thong_Tin_Ngay_Nghi_201503.$B$5:.$B$40]=[.B11];[Thong_Tin_Ngay_Nghi_201503.$C$5:.$C$40])" office:value-type="float" office:value="7.5">
            <text:p>7.5</text:p>
          </table:table-cell>
          <table:table-cell table:style-name="ce53" table:formula="of:=SUMPRODUCT([Thong_Tin_Ngay_Nghi_201501.$B$3:.$B$34]=[.B11];[Thong_Tin_Ngay_Nghi_201501.$C$3:.$C$34]) + SUMPRODUCT([Thong_Tin_Ngay_Nghi_201502.$B$5:.$B$40]=[.B11];[Thong_Tin_Ngay_Nghi_201502.$C$5:.$C$40])  + SUMPRODUCT([Thong_Tin_Ngay_Nghi_201503.$B$5:.$B$40]=[.B11];[Thong_Tin_Ngay_Nghi_201503.$C$5:.$C$40])" office:value-type="float" office:value="7.5">
            <text:p>7.5</text:p>
          </table:table-cell>
          <table:table-cell table:style-name="ce47" table:formula="of:=IF(DATE(YEAR([.E11]);MONTH([.E11]);DAY([.E11]))&lt;=DATE(YEAR([.E11]);3;31); [.F11]+[.C11]-[.G11]; IF([.G11]-[.C11]&lt;0;[.F11]-[.H11];[.F11]+[.C11]-[.H11]))" office:value-type="float" office:value="-0.5">
            <text:p>-0.5</text:p>
          </table:table-cell>
          <table:table-cell table:style-name="ce47"/>
          <table:table-cell table:style-name="ce47" table:formula="of:=[.I11]+[.J11]" office:value-type="float" office:value="-0.5">
            <text:p>-0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ngNT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2]);DATE(YEAR([.D12]);12;31);NOW())" office:value-type="date" office:date-value="2015-08-12T09:39:44.15">
            <text:p>08/12/15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52" table:formula="of:=SUMPRODUCT([Thong_Tin_Ngay_Nghi_201501.$B$3:.$B$34]=[.B12];[Thong_Tin_Ngay_Nghi_201501.$C$3:.$C$34]) + SUMPRODUCT([Thong_Tin_Ngay_Nghi_201502.$B$5:.$B$40]=[.B12];[Thong_Tin_Ngay_Nghi_201502.$C$5:.$C$40])  + SUMPRODUCT([Thong_Tin_Ngay_Nghi_201503.$B$5:.$B$40]=[.B12];[Thong_Tin_Ngay_Nghi_201503.$C$5:.$C$40])" office:value-type="float" office:value="3.5">
            <text:p>3.5</text:p>
          </table:table-cell>
          <table:table-cell table:style-name="ce53" table:formula="of:=SUMPRODUCT([Thong_Tin_Ngay_Nghi_201501.$B$3:.$B$34]=[.B12];[Thong_Tin_Ngay_Nghi_201501.$C$3:.$C$34]) + SUMPRODUCT([Thong_Tin_Ngay_Nghi_201502.$B$5:.$B$40]=[.B12];[Thong_Tin_Ngay_Nghi_201502.$C$5:.$C$40])  + SUMPRODUCT([Thong_Tin_Ngay_Nghi_201503.$B$5:.$B$40]=[.B12];[Thong_Tin_Ngay_Nghi_201503.$C$5:.$C$40])" office:value-type="float" office:value="3.5">
            <text:p>3.5</text:p>
          </table:table-cell>
          <table:table-cell table:style-name="ce47" table:formula="of:=IF(DATE(YEAR([.E12]);MONTH([.E12]);DAY([.E12]))&lt;=DATE(YEAR([.E12]);3;31); [.F12]+[.C12]-[.G12]; IF([.G12]-[.C12]&lt;0;[.F12]-[.H12];[.F12]+[.C12]-[.H12]))" office:value-type="float" office:value="4">
            <text:p>4</text:p>
          </table:table-cell>
          <table:table-cell table:style-name="ce47"/>
          <table:table-cell table:style-name="ce47" table:formula="of:=[.I12]+[.J12]" office:value-type="float" office:value="4">
            <text:p>4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3]);DATE(YEAR([.D13]);12;31);NOW())" office:value-type="date" office:date-value="2015-08-12T09:39:44.15">
            <text:p>08/12/15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2" table:formula="of:=SUMPRODUCT([Thong_Tin_Ngay_Nghi_201501.$B$3:.$B$34]=[.B13];[Thong_Tin_Ngay_Nghi_201501.$C$3:.$C$34]) + SUMPRODUCT([Thong_Tin_Ngay_Nghi_201502.$B$5:.$B$40]=[.B13];[Thong_Tin_Ngay_Nghi_201502.$C$5:.$C$40])  + SUMPRODUCT([Thong_Tin_Ngay_Nghi_201503.$B$5:.$B$40]=[.B13];[Thong_Tin_Ngay_Nghi_201503.$C$5:.$C$40])" office:value-type="float" office:value="7">
            <text:p>7</text:p>
          </table:table-cell>
          <table:table-cell table:style-name="ce53" table:formula="of:=SUMPRODUCT([Thong_Tin_Ngay_Nghi_201501.$B$3:.$B$34]=[.B13];[Thong_Tin_Ngay_Nghi_201501.$C$3:.$C$34]) + SUMPRODUCT([Thong_Tin_Ngay_Nghi_201502.$B$5:.$B$40]=[.B13];[Thong_Tin_Ngay_Nghi_201502.$C$5:.$C$40])  + SUMPRODUCT([Thong_Tin_Ngay_Nghi_201503.$B$5:.$B$40]=[.B13];[Thong_Tin_Ngay_Nghi_201503.$C$5:.$C$40])" office:value-type="float" office:value="7">
            <text:p>7</text:p>
          </table:table-cell>
          <table:table-cell table:style-name="ce47" table:formula="of:=IF(DATE(YEAR([.E13]);MONTH([.E13]);DAY([.E13]))&lt;=DATE(YEAR([.E13]);3;31); [.F13]+[.C13]-[.G13]; IF([.G13]-[.C13]&lt;0;[.F13]-[.H13];[.F13]+[.C13]-[.H13]))" office:value-type="float" office:value="2">
            <text:p>2</text:p>
          </table:table-cell>
          <table:table-cell table:style-name="ce47"/>
          <table:table-cell table:style-name="ce47" table:formula="of:=[.I13]+[.J13]" office:value-type="float" office:value="2">
            <text:p>2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HaTH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4]);DATE(YEAR([.D14]);12;31);NOW())" office:value-type="date" office:date-value="2015-08-12T09:39:44.15">
            <text:p>08/12/15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2" table:formula="of:=SUMPRODUCT([Thong_Tin_Ngay_Nghi_201501.$B$3:.$B$34]=[.B14];[Thong_Tin_Ngay_Nghi_201501.$C$3:.$C$34]) + SUMPRODUCT([Thong_Tin_Ngay_Nghi_201502.$B$5:.$B$40]=[.B14];[Thong_Tin_Ngay_Nghi_201502.$C$5:.$C$40])  + SUMPRODUCT([Thong_Tin_Ngay_Nghi_201503.$B$5:.$B$40]=[.B14];[Thong_Tin_Ngay_Nghi_201503.$C$5:.$C$40])" office:value-type="float" office:value="3">
            <text:p>3</text:p>
          </table:table-cell>
          <table:table-cell table:style-name="ce53" table:formula="of:=SUMPRODUCT([Thong_Tin_Ngay_Nghi_201501.$B$3:.$B$34]=[.B14];[Thong_Tin_Ngay_Nghi_201501.$C$3:.$C$34]) + SUMPRODUCT([Thong_Tin_Ngay_Nghi_201502.$B$5:.$B$40]=[.B14];[Thong_Tin_Ngay_Nghi_201502.$C$5:.$C$40])  + SUMPRODUCT([Thong_Tin_Ngay_Nghi_201503.$B$5:.$B$40]=[.B14];[Thong_Tin_Ngay_Nghi_201503.$C$5:.$C$40])" office:value-type="float" office:value="3">
            <text:p>3</text:p>
          </table:table-cell>
          <table:table-cell table:style-name="ce47" table:formula="of:=IF(DATE(YEAR([.E14]);MONTH([.E14]);DAY([.E14]))&lt;=DATE(YEAR([.E14]);3;31); [.F14]+[.C14]-[.G14]; IF([.G14]-[.C14]&lt;0;[.F14]-[.H14];[.F14]+[.C14]-[.H14]))" office:value-type="float" office:value="5">
            <text:p>5</text:p>
          </table:table-cell>
          <table:table-cell table:style-name="ce47"/>
          <table:table-cell table:style-name="ce47" table:formula="of:=[.I14]+[.J14]" office:value-type="float" office:value="5">
            <text:p>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5" office:value-type="string">
            <text:p>HangHT</text:p>
          </table:table-cell>
          <table:table-cell table:style-name="ce48" office:value-type="float" office:value="3">
            <text:p>3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5]);DATE(YEAR([.D15]);12;31);NOW())" office:value-type="date" office:date-value="2015-08-12T09:39:44.15">
            <text:p>08/12/15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2" table:formula="of:=SUMPRODUCT([Thong_Tin_Ngay_Nghi_201501.$B$3:.$B$34]=[.B15];[Thong_Tin_Ngay_Nghi_201501.$C$3:.$C$34]) + SUMPRODUCT([Thong_Tin_Ngay_Nghi_201502.$B$5:.$B$40]=[.B15];[Thong_Tin_Ngay_Nghi_201502.$C$5:.$C$40])  + SUMPRODUCT([Thong_Tin_Ngay_Nghi_201503.$B$5:.$B$40]=[.B15];[Thong_Tin_Ngay_Nghi_201503.$C$5:.$C$40])" office:value-type="float" office:value="3">
            <text:p>3</text:p>
          </table:table-cell>
          <table:table-cell table:style-name="ce53" table:formula="of:=SUMPRODUCT([Thong_Tin_Ngay_Nghi_201501.$B$3:.$B$34]=[.B15];[Thong_Tin_Ngay_Nghi_201501.$C$3:.$C$34]) + SUMPRODUCT([Thong_Tin_Ngay_Nghi_201502.$B$5:.$B$40]=[.B15];[Thong_Tin_Ngay_Nghi_201502.$C$5:.$C$40])  + SUMPRODUCT([Thong_Tin_Ngay_Nghi_201503.$B$5:.$B$40]=[.B15];[Thong_Tin_Ngay_Nghi_201503.$C$5:.$C$40])" office:value-type="float" office:value="3">
            <text:p>3</text:p>
          </table:table-cell>
          <table:table-cell table:style-name="ce47" table:formula="of:=IF(DATE(YEAR([.E15]);MONTH([.E15]);DAY([.E15]))&lt;=DATE(YEAR([.E15]);3;31); [.F15]+[.C15]-[.G15]; IF([.G15]-[.C15]&lt;0;[.F15]-[.H15];[.F15]+[.C15]-[.H15]))" office:value-type="float" office:value="7">
            <text:p>7</text:p>
          </table:table-cell>
          <table:table-cell table:style-name="ce47"/>
          <table:table-cell table:style-name="ce47" table:formula="of:=[.I15]+[.J15]" office:value-type="float" office:value="7">
            <text:p>7</text:p>
          </table:table-cell>
          <table:table-cell table:style-name="ce54"/>
          <table:table-cell table:style-name="ce55" table:number-columns-repeated="1012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ie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6]);DATE(YEAR([.D16]);12;31);NOW())" office:value-type="date" office:date-value="2015-08-12T09:39:44.15">
            <text:p>08/12/15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2" table:formula="of:=SUMPRODUCT([Thong_Tin_Ngay_Nghi_201501.$B$3:.$B$34]=[.B16];[Thong_Tin_Ngay_Nghi_201501.$C$3:.$C$34]) + SUMPRODUCT([Thong_Tin_Ngay_Nghi_201502.$B$5:.$B$40]=[.B16];[Thong_Tin_Ngay_Nghi_201502.$C$5:.$C$40])  + SUMPRODUCT([Thong_Tin_Ngay_Nghi_201503.$B$5:.$B$40]=[.B16];[Thong_Tin_Ngay_Nghi_201503.$C$5:.$C$40])" office:value-type="float" office:value="5.5">
            <text:p>5.5</text:p>
          </table:table-cell>
          <table:table-cell table:style-name="ce53" table:formula="of:=SUMPRODUCT([Thong_Tin_Ngay_Nghi_201501.$B$3:.$B$34]=[.B16];[Thong_Tin_Ngay_Nghi_201501.$C$3:.$C$34]) + SUMPRODUCT([Thong_Tin_Ngay_Nghi_201502.$B$5:.$B$40]=[.B16];[Thong_Tin_Ngay_Nghi_201502.$C$5:.$C$40])  + SUMPRODUCT([Thong_Tin_Ngay_Nghi_201503.$B$5:.$B$40]=[.B16];[Thong_Tin_Ngay_Nghi_201503.$C$5:.$C$40])" office:value-type="float" office:value="5.5">
            <text:p>5.5</text:p>
          </table:table-cell>
          <table:table-cell table:style-name="ce47" table:formula="of:=IF(DATE(YEAR([.E16]);MONTH([.E16]);DAY([.E16]))&lt;=DATE(YEAR([.E16]);3;31); [.F16]+[.C16]-[.G16]; IF([.G16]-[.C16]&lt;0;[.F16]-[.H16];[.F16]+[.C16]-[.H16]))" office:value-type="float" office:value="1.5">
            <text:p>1.5</text:p>
          </table:table-cell>
          <table:table-cell table:style-name="ce47"/>
          <table:table-cell table:style-name="ce47" table:formula="of:=[.I16]+[.J16]" office:value-type="float" office:value="1.5">
            <text:p>1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iepNH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7]);DATE(YEAR([.D17]);12;31);NOW())" office:value-type="date" office:date-value="2015-08-12T09:39:44.15">
            <text:p>08/12/15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2" table:formula="of:=SUMPRODUCT([Thong_Tin_Ngay_Nghi_201501.$B$3:.$B$34]=[.B17];[Thong_Tin_Ngay_Nghi_201501.$C$3:.$C$34]) + SUMPRODUCT([Thong_Tin_Ngay_Nghi_201502.$B$5:.$B$40]=[.B17];[Thong_Tin_Ngay_Nghi_201502.$C$5:.$C$40])  + SUMPRODUCT([Thong_Tin_Ngay_Nghi_201503.$B$5:.$B$40]=[.B17];[Thong_Tin_Ngay_Nghi_201503.$C$5:.$C$40])" office:value-type="float" office:value="6">
            <text:p>6</text:p>
          </table:table-cell>
          <table:table-cell table:style-name="ce53" table:formula="of:=SUMPRODUCT([Thong_Tin_Ngay_Nghi_201501.$B$3:.$B$34]=[.B17];[Thong_Tin_Ngay_Nghi_201501.$C$3:.$C$34]) + SUMPRODUCT([Thong_Tin_Ngay_Nghi_201502.$B$5:.$B$40]=[.B17];[Thong_Tin_Ngay_Nghi_201502.$C$5:.$C$40])  + SUMPRODUCT([Thong_Tin_Ngay_Nghi_201503.$B$5:.$B$40]=[.B17];[Thong_Tin_Ngay_Nghi_201503.$C$5:.$C$40])" office:value-type="float" office:value="6">
            <text:p>6</text:p>
          </table:table-cell>
          <table:table-cell table:style-name="ce47" table:formula="of:=IF(DATE(YEAR([.E17]);MONTH([.E17]);DAY([.E17]))&lt;=DATE(YEAR([.E17]);3;31); [.F17]+[.C17]-[.G17]; IF([.G17]-[.C17]&lt;0;[.F17]-[.H17];[.F17]+[.C17]-[.H17]))" office:value-type="float" office:value="1">
            <text:p>1</text:p>
          </table:table-cell>
          <table:table-cell table:style-name="ce47"/>
          <table:table-cell table:style-name="ce47" table:formula="of:=[.I17]+[.J17]" office:value-type="float" office:value="1">
            <text:p>1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uyN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8]);DATE(YEAR([.D18]);12;31);NOW())" office:value-type="date" office:date-value="2015-08-12T09:39:44.16">
            <text:p>08/12/15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2" table:formula="of:=SUMPRODUCT([Thong_Tin_Ngay_Nghi_201501.$B$3:.$B$34]=[.B18];[Thong_Tin_Ngay_Nghi_201501.$C$3:.$C$34]) + SUMPRODUCT([Thong_Tin_Ngay_Nghi_201502.$B$5:.$B$40]=[.B18];[Thong_Tin_Ngay_Nghi_201502.$C$5:.$C$40])  + SUMPRODUCT([Thong_Tin_Ngay_Nghi_201503.$B$5:.$B$40]=[.B18];[Thong_Tin_Ngay_Nghi_201503.$C$5:.$C$40])" office:value-type="float" office:value="3">
            <text:p>3</text:p>
          </table:table-cell>
          <table:table-cell table:style-name="ce53" table:formula="of:=SUMPRODUCT([Thong_Tin_Ngay_Nghi_201501.$B$3:.$B$34]=[.B18];[Thong_Tin_Ngay_Nghi_201501.$C$3:.$C$34]) + SUMPRODUCT([Thong_Tin_Ngay_Nghi_201502.$B$5:.$B$40]=[.B18];[Thong_Tin_Ngay_Nghi_201502.$C$5:.$C$40])  + SUMPRODUCT([Thong_Tin_Ngay_Nghi_201503.$B$5:.$B$40]=[.B18];[Thong_Tin_Ngay_Nghi_201503.$C$5:.$C$40])" office:value-type="float" office:value="3">
            <text:p>3</text:p>
          </table:table-cell>
          <table:table-cell table:style-name="ce47" table:formula="of:=IF(DATE(YEAR([.E18]);MONTH([.E18]);DAY([.E18]))&lt;=DATE(YEAR([.E18]);3;31); [.F18]+[.C18]-[.G18]; IF([.G18]-[.C18]&lt;0;[.F18]-[.H18];[.F18]+[.C18]-[.H18]))" office:value-type="float" office:value="4">
            <text:p>4</text:p>
          </table:table-cell>
          <table:table-cell table:style-name="ce47"/>
          <table:table-cell table:style-name="ce47" table:formula="of:=[.I18]+[.J18]" office:value-type="float" office:value="4">
            <text:p>4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KhoiNLD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9]);DATE(YEAR([.D19]);12;31);NOW())" office:value-type="date" office:date-value="2015-08-12T09:39:44.16">
            <text:p>08/12/15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2" table:formula="of:=SUMPRODUCT([Thong_Tin_Ngay_Nghi_201501.$B$3:.$B$34]=[.B19];[Thong_Tin_Ngay_Nghi_201501.$C$3:.$C$34]) + SUMPRODUCT([Thong_Tin_Ngay_Nghi_201502.$B$5:.$B$40]=[.B19];[Thong_Tin_Ngay_Nghi_201502.$C$5:.$C$40])  + SUMPRODUCT([Thong_Tin_Ngay_Nghi_201503.$B$5:.$B$40]=[.B19];[Thong_Tin_Ngay_Nghi_201503.$C$5:.$C$40])" office:value-type="float" office:value="3">
            <text:p>3</text:p>
          </table:table-cell>
          <table:table-cell table:style-name="ce53" table:formula="of:=SUMPRODUCT([Thong_Tin_Ngay_Nghi_201501.$B$3:.$B$34]=[.B19];[Thong_Tin_Ngay_Nghi_201501.$C$3:.$C$34]) + SUMPRODUCT([Thong_Tin_Ngay_Nghi_201502.$B$5:.$B$40]=[.B19];[Thong_Tin_Ngay_Nghi_201502.$C$5:.$C$40])  + SUMPRODUCT([Thong_Tin_Ngay_Nghi_201503.$B$5:.$B$40]=[.B19];[Thong_Tin_Ngay_Nghi_201503.$C$5:.$C$40])" office:value-type="float" office:value="3">
            <text:p>3</text:p>
          </table:table-cell>
          <table:table-cell table:style-name="ce47" table:formula="of:=IF(DATE(YEAR([.E19]);MONTH([.E19]);DAY([.E19]))&lt;=DATE(YEAR([.E19]);3;31); [.F19]+[.C19]-[.G19]; IF([.G19]-[.C19]&lt;0;[.F19]-[.H19];[.F19]+[.C19]-[.H19]))" office:value-type="float" office:value="6">
            <text:p>6</text:p>
          </table:table-cell>
          <table:table-cell table:style-name="ce47"/>
          <table:table-cell table:style-name="ce47" table:formula="of:=[.I19]+[.J19]" office:value-type="float" office:value="6">
            <text:p>6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LinhPN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5">
            <text:p>01/05/15</text:p>
          </table:table-cell>
          <table:table-cell table:style-name="ce49" table:formula="of:=IF(YEAR(NOW())&gt;YEAR([.D20]);DATE(YEAR([.D20]);12;31);NOW())" office:value-type="date" office:date-value="2015-08-12T09:39:44.16">
            <text:p>08/12/15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2" table:formula="of:=SUMPRODUCT([Thong_Tin_Ngay_Nghi_201501.$B$3:.$B$34]=[.B20];[Thong_Tin_Ngay_Nghi_201501.$C$3:.$C$34]) + SUMPRODUCT([Thong_Tin_Ngay_Nghi_201502.$B$5:.$B$40]=[.B20];[Thong_Tin_Ngay_Nghi_201502.$C$5:.$C$40])  + SUMPRODUCT([Thong_Tin_Ngay_Nghi_201503.$B$5:.$B$40]=[.B20];[Thong_Tin_Ngay_Nghi_201503.$C$5:.$C$40])" office:value-type="float" office:value="0.5">
            <text:p>0.5</text:p>
          </table:table-cell>
          <table:table-cell table:style-name="ce53" table:formula="of:=SUMPRODUCT([Thong_Tin_Ngay_Nghi_201501.$B$3:.$B$34]=[.B20];[Thong_Tin_Ngay_Nghi_201501.$C$3:.$C$34]) + SUMPRODUCT([Thong_Tin_Ngay_Nghi_201502.$B$5:.$B$40]=[.B20];[Thong_Tin_Ngay_Nghi_201502.$C$5:.$C$40])  + SUMPRODUCT([Thong_Tin_Ngay_Nghi_201503.$B$5:.$B$40]=[.B20];[Thong_Tin_Ngay_Nghi_201503.$C$5:.$C$40])" office:value-type="float" office:value="0.5">
            <text:p>0.5</text:p>
          </table:table-cell>
          <table:table-cell table:style-name="ce47" table:formula="of:=IF(DATE(YEAR([.E20]);MONTH([.E20]);DAY([.E20]))&lt;=DATE(YEAR([.E20]);3;31); [.F20]+[.C20]-[.G20]; IF([.G20]-[.C20]&lt;0;[.F20]-[.H20];[.F20]+[.C20]-[.H20]))" office:value-type="float" office:value="6.5">
            <text:p>6.5</text:p>
          </table:table-cell>
          <table:table-cell table:style-name="ce47"/>
          <table:table-cell table:style-name="ce47" table:formula="of:=[.I20]+[.J20]" office:value-type="float" office:value="6.5">
            <text:p>6.5</text:p>
          </table:table-cell>
          <table:table-cell table:style-name="ce54"/>
          <table:table-cell table:number-columns-repeated="1012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LongN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1]);DATE(YEAR([.D21]);12;31);NOW())" office:value-type="date" office:date-value="2015-08-12T09:39:44.16">
            <text:p>08/12/15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2" table:formula="of:=SUMPRODUCT([Thong_Tin_Ngay_Nghi_201501.$B$3:.$B$34]=[.B21];[Thong_Tin_Ngay_Nghi_201501.$C$3:.$C$34]) + SUMPRODUCT([Thong_Tin_Ngay_Nghi_201502.$B$5:.$B$40]=[.B21];[Thong_Tin_Ngay_Nghi_201502.$C$5:.$C$40])  + SUMPRODUCT([Thong_Tin_Ngay_Nghi_201503.$B$5:.$B$40]=[.B21];[Thong_Tin_Ngay_Nghi_201503.$C$5:.$C$40])" office:value-type="float" office:value="0.5">
            <text:p>0.5</text:p>
          </table:table-cell>
          <table:table-cell table:style-name="ce53" table:formula="of:=SUMPRODUCT([Thong_Tin_Ngay_Nghi_201501.$B$3:.$B$34]=[.B21];[Thong_Tin_Ngay_Nghi_201501.$C$3:.$C$34]) + SUMPRODUCT([Thong_Tin_Ngay_Nghi_201502.$B$5:.$B$40]=[.B21];[Thong_Tin_Ngay_Nghi_201502.$C$5:.$C$40])  + SUMPRODUCT([Thong_Tin_Ngay_Nghi_201503.$B$5:.$B$40]=[.B21];[Thong_Tin_Ngay_Nghi_201503.$C$5:.$C$40])" office:value-type="float" office:value="0.5">
            <text:p>0.5</text:p>
          </table:table-cell>
          <table:table-cell table:style-name="ce47" table:formula="of:=IF(DATE(YEAR([.E21]);MONTH([.E21]);DAY([.E21]))&lt;=DATE(YEAR([.E21]);3;31); [.F21]+[.C21]-[.G21]; IF([.G21]-[.C21]&lt;0;[.F21]-[.H21];[.F21]+[.C21]-[.H21]))" office:value-type="float" office:value="6.5">
            <text:p>6.5</text:p>
          </table:table-cell>
          <table:table-cell table:style-name="ce47" office:value-type="float" office:value="0.5">
            <text:p>0.5</text:p>
          </table:table-cell>
          <table:table-cell table:style-name="ce47" table:formula="of:=[.I21]+[.J21]" office:value-type="float" office:value="7">
            <text:p>7</text:p>
          </table:table-cell>
          <table:table-cell table:style-name="ce54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LocN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2]);DATE(YEAR([.D22]);12;31);NOW())" office:value-type="date" office:date-value="2015-08-12T09:39:44.16">
            <text:p>08/12/15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2" table:formula="of:=SUMPRODUCT([Thong_Tin_Ngay_Nghi_201501.$B$3:.$B$34]=[.B22];[Thong_Tin_Ngay_Nghi_201501.$C$3:.$C$34]) + SUMPRODUCT([Thong_Tin_Ngay_Nghi_201502.$B$5:.$B$40]=[.B22];[Thong_Tin_Ngay_Nghi_201502.$C$5:.$C$40])  + SUMPRODUCT([Thong_Tin_Ngay_Nghi_201503.$B$5:.$B$40]=[.B22];[Thong_Tin_Ngay_Nghi_201503.$C$5:.$C$40])" office:value-type="float" office:value="8">
            <text:p>8</text:p>
          </table:table-cell>
          <table:table-cell table:style-name="ce53" table:formula="of:=SUMPRODUCT([Thong_Tin_Ngay_Nghi_201501.$B$3:.$B$34]=[.B22];[Thong_Tin_Ngay_Nghi_201501.$C$3:.$C$34]) + SUMPRODUCT([Thong_Tin_Ngay_Nghi_201502.$B$5:.$B$40]=[.B22];[Thong_Tin_Ngay_Nghi_201502.$C$5:.$C$40])  + SUMPRODUCT([Thong_Tin_Ngay_Nghi_201503.$B$5:.$B$40]=[.B22];[Thong_Tin_Ngay_Nghi_201503.$C$5:.$C$40])" office:value-type="float" office:value="8">
            <text:p>8</text:p>
          </table:table-cell>
          <table:table-cell table:style-name="ce47" table:formula="of:=IF(DATE(YEAR([.E22]);MONTH([.E22]);DAY([.E22]))&lt;=DATE(YEAR([.E22]);3;31); [.F22]+[.C22]-[.G22]; IF([.G22]-[.C22]&lt;0;[.F22]-[.H22];[.F22]+[.C22]-[.H22]))" office:value-type="float" office:value="-1">
            <text:p>-1</text:p>
          </table:table-cell>
          <table:table-cell table:style-name="ce47"/>
          <table:table-cell table:style-name="ce47" table:formula="of:=[.I22]+[.J22]" office:value-type="float" office:value="-1">
            <text:p>-1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LocNPQ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3]);DATE(YEAR([.D23]);12;31);NOW())" office:value-type="date" office:date-value="2015-08-12T09:39:44.16">
            <text:p>08/12/15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52" table:formula="of:=SUMPRODUCT([Thong_Tin_Ngay_Nghi_201501.$B$3:.$B$34]=[.B23];[Thong_Tin_Ngay_Nghi_201501.$C$3:.$C$34]) + SUMPRODUCT([Thong_Tin_Ngay_Nghi_201502.$B$5:.$B$40]=[.B23];[Thong_Tin_Ngay_Nghi_201502.$C$5:.$C$40])  + SUMPRODUCT([Thong_Tin_Ngay_Nghi_201503.$B$5:.$B$40]=[.B23];[Thong_Tin_Ngay_Nghi_201503.$C$5:.$C$40])" office:value-type="float" office:value="7">
            <text:p>7</text:p>
          </table:table-cell>
          <table:table-cell table:style-name="ce53" table:formula="of:=SUMPRODUCT([Thong_Tin_Ngay_Nghi_201501.$B$3:.$B$34]=[.B23];[Thong_Tin_Ngay_Nghi_201501.$C$3:.$C$34]) + SUMPRODUCT([Thong_Tin_Ngay_Nghi_201502.$B$5:.$B$40]=[.B23];[Thong_Tin_Ngay_Nghi_201502.$C$5:.$C$40])  + SUMPRODUCT([Thong_Tin_Ngay_Nghi_201503.$B$5:.$B$40]=[.B23];[Thong_Tin_Ngay_Nghi_201503.$C$5:.$C$40])" office:value-type="float" office:value="7">
            <text:p>7</text:p>
          </table:table-cell>
          <table:table-cell table:style-name="ce47" table:formula="of:=IF(DATE(YEAR([.E23]);MONTH([.E23]);DAY([.E23]))&lt;=DATE(YEAR([.E23]);3;31); [.F23]+[.C23]-[.G23]; IF([.G23]-[.C23]&lt;0;[.F23]-[.H23];[.F23]+[.C23]-[.H23]))" office:value-type="float" office:value="0">
            <text:p>0</text:p>
          </table:table-cell>
          <table:table-cell table:style-name="ce47"/>
          <table:table-cell table:style-name="ce47" table:formula="of:=[.I23]+[.J23]" office:value-type="float" office:value="0">
            <text:p>0</text:p>
          </table:table-cell>
          <table:table-cell table:style-name="ce54"/>
          <table:table-cell table:number-columns-repeated="1012"/>
        </table:table-row>
        <table:table-row table:style-name="ro12">
          <table:table-cell table:style-name="ce42" office:value-type="float" office:value="18">
            <text:p>18</text:p>
          </table:table-cell>
          <table:table-cell table:style-name="ce44" office:value-type="string">
            <text:p>MaiDT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4]);DATE(YEAR([.D24]);12;31);NOW())" office:value-type="date" office:date-value="2015-08-12T09:39:44.16">
            <text:p>08/12/15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52" table:formula="of:=SUMPRODUCT([Thong_Tin_Ngay_Nghi_201501.$B$3:.$B$34]=[.B24];[Thong_Tin_Ngay_Nghi_201501.$C$3:.$C$34]) + SUMPRODUCT([Thong_Tin_Ngay_Nghi_201502.$B$5:.$B$40]=[.B24];[Thong_Tin_Ngay_Nghi_201502.$C$5:.$C$40])  + SUMPRODUCT([Thong_Tin_Ngay_Nghi_201503.$B$5:.$B$40]=[.B24];[Thong_Tin_Ngay_Nghi_201503.$C$5:.$C$40])" office:value-type="float" office:value="9">
            <text:p>9</text:p>
          </table:table-cell>
          <table:table-cell table:style-name="ce53" table:formula="of:=SUMPRODUCT([Thong_Tin_Ngay_Nghi_201501.$B$3:.$B$34]=[.B24];[Thong_Tin_Ngay_Nghi_201501.$C$3:.$C$34]) + SUMPRODUCT([Thong_Tin_Ngay_Nghi_201502.$B$5:.$B$40]=[.B24];[Thong_Tin_Ngay_Nghi_201502.$C$5:.$C$40])  + SUMPRODUCT([Thong_Tin_Ngay_Nghi_201503.$B$5:.$B$40]=[.B24];[Thong_Tin_Ngay_Nghi_201503.$C$5:.$C$40])" office:value-type="float" office:value="9">
            <text:p>9</text:p>
          </table:table-cell>
          <table:table-cell table:style-name="ce47" table:formula="of:=IF(DATE(YEAR([.E24]);MONTH([.E24]);DAY([.E24]))&lt;=DATE(YEAR([.E24]);3;31); [.F24]+[.C24]-[.G24]; IF([.G24]-[.C24]&lt;0;[.F24]-[.H24];[.F24]+[.C24]-[.H24]))" office:value-type="float" office:value="-2">
            <text:p>-2</text:p>
          </table:table-cell>
          <table:table-cell table:style-name="ce47" office:value-type="float" office:value="7">
            <text:p>7</text:p>
          </table:table-cell>
          <table:table-cell table:style-name="ce47" table:formula="of:=[.I24]+[.J24]" office:value-type="float" office:value="5">
            <text:p>5</text:p>
          </table:table-cell>
          <table:table-cell table:style-name="ce54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MinhHA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5]);DATE(YEAR([.D25]);12;31);NOW())" office:value-type="date" office:date-value="2015-08-12T09:39:44.17">
            <text:p>08/12/15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2" table:formula="of:=SUMPRODUCT([Thong_Tin_Ngay_Nghi_201501.$B$3:.$B$34]=[.B25];[Thong_Tin_Ngay_Nghi_201501.$C$3:.$C$34]) + SUMPRODUCT([Thong_Tin_Ngay_Nghi_201502.$B$5:.$B$40]=[.B25];[Thong_Tin_Ngay_Nghi_201502.$C$5:.$C$40])  + SUMPRODUCT([Thong_Tin_Ngay_Nghi_201503.$B$5:.$B$40]=[.B25];[Thong_Tin_Ngay_Nghi_201503.$C$5:.$C$40])" office:value-type="float" office:value="2.5">
            <text:p>2.5</text:p>
          </table:table-cell>
          <table:table-cell table:style-name="ce53" table:formula="of:=SUMPRODUCT([Thong_Tin_Ngay_Nghi_201501.$B$3:.$B$34]=[.B25];[Thong_Tin_Ngay_Nghi_201501.$C$3:.$C$34]) + SUMPRODUCT([Thong_Tin_Ngay_Nghi_201502.$B$5:.$B$40]=[.B25];[Thong_Tin_Ngay_Nghi_201502.$C$5:.$C$40])  + SUMPRODUCT([Thong_Tin_Ngay_Nghi_201503.$B$5:.$B$40]=[.B25];[Thong_Tin_Ngay_Nghi_201503.$C$5:.$C$40])" office:value-type="float" office:value="2.5">
            <text:p>2.5</text:p>
          </table:table-cell>
          <table:table-cell table:style-name="ce47" table:formula="of:=IF(DATE(YEAR([.E25]);MONTH([.E25]);DAY([.E25]))&lt;=DATE(YEAR([.E25]);3;31); [.F25]+[.C25]-[.G25]; IF([.G25]-[.C25]&lt;0;[.F25]-[.H25];[.F25]+[.C25]-[.H25]))" office:value-type="float" office:value="4.5">
            <text:p>4.5</text:p>
          </table:table-cell>
          <table:table-cell table:style-name="ce47"/>
          <table:table-cell table:style-name="ce47" table:formula="of:=[.I25]+[.J25]" office:value-type="float" office:value="4.5">
            <text:p>4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NamTV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6]);DATE(YEAR([.D26]);12;31);NOW())" office:value-type="date" office:date-value="2015-08-12T09:39:44.17">
            <text:p>08/12/15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2" table:formula="of:=SUMPRODUCT([Thong_Tin_Ngay_Nghi_201501.$B$3:.$B$34]=[.B26];[Thong_Tin_Ngay_Nghi_201501.$C$3:.$C$34]) + SUMPRODUCT([Thong_Tin_Ngay_Nghi_201502.$B$5:.$B$40]=[.B26];[Thong_Tin_Ngay_Nghi_201502.$C$5:.$C$40])  + SUMPRODUCT([Thong_Tin_Ngay_Nghi_201503.$B$5:.$B$40]=[.B26];[Thong_Tin_Ngay_Nghi_201503.$C$5:.$C$40])" office:value-type="float" office:value="4">
            <text:p>4</text:p>
          </table:table-cell>
          <table:table-cell table:style-name="ce53" table:formula="of:=SUMPRODUCT([Thong_Tin_Ngay_Nghi_201501.$B$3:.$B$34]=[.B26];[Thong_Tin_Ngay_Nghi_201501.$C$3:.$C$34]) + SUMPRODUCT([Thong_Tin_Ngay_Nghi_201502.$B$5:.$B$40]=[.B26];[Thong_Tin_Ngay_Nghi_201502.$C$5:.$C$40])  + SUMPRODUCT([Thong_Tin_Ngay_Nghi_201503.$B$5:.$B$40]=[.B26];[Thong_Tin_Ngay_Nghi_201503.$C$5:.$C$40])" office:value-type="float" office:value="4">
            <text:p>4</text:p>
          </table:table-cell>
          <table:table-cell table:style-name="ce47" table:formula="of:=IF(DATE(YEAR([.E26]);MONTH([.E26]);DAY([.E26]))&lt;=DATE(YEAR([.E26]);3;31); [.F26]+[.C26]-[.G26]; IF([.G26]-[.C26]&lt;0;[.F26]-[.H26];[.F26]+[.C26]-[.H26]))" office:value-type="float" office:value="5">
            <text:p>5</text:p>
          </table:table-cell>
          <table:table-cell table:style-name="ce47"/>
          <table:table-cell table:style-name="ce47" table:formula="of:=[.I26]+[.J26]" office:value-type="float" office:value="5">
            <text:p>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NguyenHT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7]);DATE(YEAR([.D27]);12;31);NOW())" office:value-type="date" office:date-value="2015-08-12T09:39:44.17">
            <text:p>08/12/15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2" table:formula="of:=SUMPRODUCT([Thong_Tin_Ngay_Nghi_201501.$B$3:.$B$34]=[.B27];[Thong_Tin_Ngay_Nghi_201501.$C$3:.$C$34]) + SUMPRODUCT([Thong_Tin_Ngay_Nghi_201502.$B$5:.$B$40]=[.B27];[Thong_Tin_Ngay_Nghi_201502.$C$5:.$C$40])  + SUMPRODUCT([Thong_Tin_Ngay_Nghi_201503.$B$5:.$B$40]=[.B27];[Thong_Tin_Ngay_Nghi_201503.$C$5:.$C$40])" office:value-type="float" office:value="2.5">
            <text:p>2.5</text:p>
          </table:table-cell>
          <table:table-cell table:style-name="ce53" table:formula="of:=SUMPRODUCT([Thong_Tin_Ngay_Nghi_201501.$B$3:.$B$34]=[.B27];[Thong_Tin_Ngay_Nghi_201501.$C$3:.$C$34]) + SUMPRODUCT([Thong_Tin_Ngay_Nghi_201502.$B$5:.$B$40]=[.B27];[Thong_Tin_Ngay_Nghi_201502.$C$5:.$C$40])  + SUMPRODUCT([Thong_Tin_Ngay_Nghi_201503.$B$5:.$B$40]=[.B27];[Thong_Tin_Ngay_Nghi_201503.$C$5:.$C$40])" office:value-type="float" office:value="2.5">
            <text:p>2.5</text:p>
          </table:table-cell>
          <table:table-cell table:style-name="ce47" table:formula="of:=IF(DATE(YEAR([.E27]);MONTH([.E27]);DAY([.E27]))&lt;=DATE(YEAR([.E27]);3;31); [.F27]+[.C27]-[.G27]; IF([.G27]-[.C27]&lt;0;[.F27]-[.H27];[.F27]+[.C27]-[.H27]))" office:value-type="float" office:value="4.5">
            <text:p>4.5</text:p>
          </table:table-cell>
          <table:table-cell table:style-name="ce47"/>
          <table:table-cell table:style-name="ce47" table:formula="of:=[.I27]+[.J27]" office:value-type="float" office:value="4.5">
            <text:p>4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NhanNM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8]);DATE(YEAR([.D28]);12;31);NOW())" office:value-type="date" office:date-value="2015-08-12T09:39:44.17">
            <text:p>08/12/15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2" table:formula="of:=SUMPRODUCT([Thong_Tin_Ngay_Nghi_201501.$B$3:.$B$34]=[.B28];[Thong_Tin_Ngay_Nghi_201501.$C$3:.$C$34]) + SUMPRODUCT([Thong_Tin_Ngay_Nghi_201502.$B$5:.$B$40]=[.B28];[Thong_Tin_Ngay_Nghi_201502.$C$5:.$C$40])  + SUMPRODUCT([Thong_Tin_Ngay_Nghi_201503.$B$5:.$B$40]=[.B28];[Thong_Tin_Ngay_Nghi_201503.$C$5:.$C$40])" office:value-type="float" office:value="5">
            <text:p>5</text:p>
          </table:table-cell>
          <table:table-cell table:style-name="ce53" table:formula="of:=SUMPRODUCT([Thong_Tin_Ngay_Nghi_201501.$B$3:.$B$34]=[.B28];[Thong_Tin_Ngay_Nghi_201501.$C$3:.$C$34]) + SUMPRODUCT([Thong_Tin_Ngay_Nghi_201502.$B$5:.$B$40]=[.B28];[Thong_Tin_Ngay_Nghi_201502.$C$5:.$C$40])  + SUMPRODUCT([Thong_Tin_Ngay_Nghi_201503.$B$5:.$B$40]=[.B28];[Thong_Tin_Ngay_Nghi_201503.$C$5:.$C$40])" office:value-type="float" office:value="5">
            <text:p>5</text:p>
          </table:table-cell>
          <table:table-cell table:style-name="ce47" table:formula="of:=IF(DATE(YEAR([.E28]);MONTH([.E28]);DAY([.E28]))&lt;=DATE(YEAR([.E28]);3;31); [.F28]+[.C28]-[.G28]; IF([.G28]-[.C28]&lt;0;[.F28]-[.H28];[.F28]+[.C28]-[.H28]))" office:value-type="float" office:value="5">
            <text:p>5</text:p>
          </table:table-cell>
          <table:table-cell table:style-name="ce47"/>
          <table:table-cell table:style-name="ce47" table:formula="of:=[.I28]+[.J28]" office:value-type="float" office:value="5">
            <text:p>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Nha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9]);DATE(YEAR([.D29]);12;31);NOW())" office:value-type="date" office:date-value="2015-08-12T09:39:44.17">
            <text:p>08/12/15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2" table:formula="of:=SUMPRODUCT([Thong_Tin_Ngay_Nghi_201501.$B$3:.$B$34]=[.B29];[Thong_Tin_Ngay_Nghi_201501.$C$3:.$C$34]) + SUMPRODUCT([Thong_Tin_Ngay_Nghi_201502.$B$5:.$B$40]=[.B29];[Thong_Tin_Ngay_Nghi_201502.$C$5:.$C$40])  + SUMPRODUCT([Thong_Tin_Ngay_Nghi_201503.$B$5:.$B$40]=[.B29];[Thong_Tin_Ngay_Nghi_201503.$C$5:.$C$40])" office:value-type="float" office:value="2">
            <text:p>2</text:p>
          </table:table-cell>
          <table:table-cell table:style-name="ce53" table:formula="of:=SUMPRODUCT([Thong_Tin_Ngay_Nghi_201501.$B$3:.$B$34]=[.B29];[Thong_Tin_Ngay_Nghi_201501.$C$3:.$C$34]) + SUMPRODUCT([Thong_Tin_Ngay_Nghi_201502.$B$5:.$B$40]=[.B29];[Thong_Tin_Ngay_Nghi_201502.$C$5:.$C$40])  + SUMPRODUCT([Thong_Tin_Ngay_Nghi_201503.$B$5:.$B$40]=[.B29];[Thong_Tin_Ngay_Nghi_201503.$C$5:.$C$40])" office:value-type="float" office:value="2">
            <text:p>2</text:p>
          </table:table-cell>
          <table:table-cell table:style-name="ce47" table:formula="of:=IF(DATE(YEAR([.E29]);MONTH([.E29]);DAY([.E29]))&lt;=DATE(YEAR([.E29]);3;31); [.F29]+[.C29]-[.G29]; IF([.G29]-[.C29]&lt;0;[.F29]-[.H29];[.F29]+[.C29]-[.H29]))" office:value-type="float" office:value="5">
            <text:p>5</text:p>
          </table:table-cell>
          <table:table-cell table:style-name="ce47"/>
          <table:table-cell table:style-name="ce47" table:formula="of:=[.I29]+[.J29]" office:value-type="float" office:value="5">
            <text:p>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PhongV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3-02">
            <text:p>03/02/15</text:p>
          </table:table-cell>
          <table:table-cell table:style-name="ce49" table:formula="of:=IF(YEAR(NOW())&gt;YEAR([.D30]);DATE(YEAR([.D30]);12;31);NOW())" office:value-type="date" office:date-value="2015-08-12T09:39:44.17">
            <text:p>08/12/15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2" table:formula="of:=SUMPRODUCT([Thong_Tin_Ngay_Nghi_201501.$B$3:.$B$34]=[.B30];[Thong_Tin_Ngay_Nghi_201501.$C$3:.$C$34]) + SUMPRODUCT([Thong_Tin_Ngay_Nghi_201502.$B$5:.$B$40]=[.B30];[Thong_Tin_Ngay_Nghi_201502.$C$5:.$C$40])  + SUMPRODUCT([Thong_Tin_Ngay_Nghi_201503.$B$5:.$B$40]=[.B30];[Thong_Tin_Ngay_Nghi_201503.$C$5:.$C$40])" office:value-type="float" office:value="0">
            <text:p>0</text:p>
          </table:table-cell>
          <table:table-cell table:style-name="ce53" table:formula="of:=SUMPRODUCT([Thong_Tin_Ngay_Nghi_201501.$B$3:.$B$34]=[.B30];[Thong_Tin_Ngay_Nghi_201501.$C$3:.$C$34]) + SUMPRODUCT([Thong_Tin_Ngay_Nghi_201502.$B$5:.$B$40]=[.B30];[Thong_Tin_Ngay_Nghi_201502.$C$5:.$C$40])  + SUMPRODUCT([Thong_Tin_Ngay_Nghi_201503.$B$5:.$B$40]=[.B30];[Thong_Tin_Ngay_Nghi_201503.$C$5:.$C$40])" office:value-type="float" office:value="0">
            <text:p>0</text:p>
          </table:table-cell>
          <table:table-cell table:style-name="ce47" table:formula="of:=IF(DATE(YEAR([.E30]);MONTH([.E30]);DAY([.E30]))&lt;=DATE(YEAR([.E30]);3;31); [.F30]+[.C30]-[.G30]; IF([.G30]-[.C30]&lt;0;[.F30]-[.H30];[.F30]+[.C30]-[.H30]))" office:value-type="float" office:value="5">
            <text:p>5</text:p>
          </table:table-cell>
          <table:table-cell table:style-name="ce47"/>
          <table:table-cell table:style-name="ce47" table:formula="of:=[.I30]+[.J30]" office:value-type="float" office:value="5">
            <text:p>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ThachBK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1]);DATE(YEAR([.D31]);12;31);NOW())" office:value-type="date" office:date-value="2015-08-12T09:39:44.17">
            <text:p>08/12/15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2" table:formula="of:=SUMPRODUCT([Thong_Tin_Ngay_Nghi_201501.$B$3:.$B$34]=[.B31];[Thong_Tin_Ngay_Nghi_201501.$C$3:.$C$34]) + SUMPRODUCT([Thong_Tin_Ngay_Nghi_201502.$B$5:.$B$40]=[.B31];[Thong_Tin_Ngay_Nghi_201502.$C$5:.$C$40])  + SUMPRODUCT([Thong_Tin_Ngay_Nghi_201503.$B$5:.$B$40]=[.B31];[Thong_Tin_Ngay_Nghi_201503.$C$5:.$C$40])" office:value-type="float" office:value="9.5">
            <text:p>9.5</text:p>
          </table:table-cell>
          <table:table-cell table:style-name="ce53" table:formula="of:=SUMPRODUCT([Thong_Tin_Ngay_Nghi_201501.$B$3:.$B$34]=[.B31];[Thong_Tin_Ngay_Nghi_201501.$C$3:.$C$34]) + SUMPRODUCT([Thong_Tin_Ngay_Nghi_201502.$B$5:.$B$40]=[.B31];[Thong_Tin_Ngay_Nghi_201502.$C$5:.$C$40])  + SUMPRODUCT([Thong_Tin_Ngay_Nghi_201503.$B$5:.$B$40]=[.B31];[Thong_Tin_Ngay_Nghi_201503.$C$5:.$C$40])" office:value-type="float" office:value="9.5">
            <text:p>9.5</text:p>
          </table:table-cell>
          <table:table-cell table:style-name="ce47" table:formula="of:=IF(DATE(YEAR([.E31]);MONTH([.E31]);DAY([.E31]))&lt;=DATE(YEAR([.E31]);3;31); [.F31]+[.C31]-[.G31]; IF([.G31]-[.C31]&lt;0;[.F31]-[.H31];[.F31]+[.C31]-[.H31]))" office:value-type="float" office:value="-2.5">
            <text:p>-2.5</text:p>
          </table:table-cell>
          <table:table-cell table:style-name="ce47"/>
          <table:table-cell table:style-name="ce47" table:formula="of:=[.I31]+[.J31]" office:value-type="float" office:value="-2.5">
            <text:p>-2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ThaoD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2">
            <text:p>01/02/15</text:p>
          </table:table-cell>
          <table:table-cell table:style-name="ce49" table:formula="of:=IF(YEAR(NOW())&gt;YEAR([.D32]);DATE(YEAR([.D32]);12;31);NOW())" office:value-type="date" office:date-value="2015-08-12T09:39:44.17">
            <text:p>08/12/15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2" table:formula="of:=SUMPRODUCT([Thong_Tin_Ngay_Nghi_201501.$B$3:.$B$34]=[.B32];[Thong_Tin_Ngay_Nghi_201501.$C$3:.$C$34]) + SUMPRODUCT([Thong_Tin_Ngay_Nghi_201502.$B$5:.$B$40]=[.B32];[Thong_Tin_Ngay_Nghi_201502.$C$5:.$C$40])  + SUMPRODUCT([Thong_Tin_Ngay_Nghi_201503.$B$5:.$B$40]=[.B32];[Thong_Tin_Ngay_Nghi_201503.$C$5:.$C$40])" office:value-type="float" office:value="2.5">
            <text:p>2.5</text:p>
          </table:table-cell>
          <table:table-cell table:style-name="ce53" table:formula="of:=SUMPRODUCT([Thong_Tin_Ngay_Nghi_201501.$B$3:.$B$34]=[.B32];[Thong_Tin_Ngay_Nghi_201501.$C$3:.$C$34]) + SUMPRODUCT([Thong_Tin_Ngay_Nghi_201502.$B$5:.$B$40]=[.B32];[Thong_Tin_Ngay_Nghi_201502.$C$5:.$C$40])  + SUMPRODUCT([Thong_Tin_Ngay_Nghi_201503.$B$5:.$B$40]=[.B32];[Thong_Tin_Ngay_Nghi_201503.$C$5:.$C$40])" office:value-type="float" office:value="2.5">
            <text:p>2.5</text:p>
          </table:table-cell>
          <table:table-cell table:style-name="ce47" table:formula="of:=IF(DATE(YEAR([.E32]);MONTH([.E32]);DAY([.E32]))&lt;=DATE(YEAR([.E32]);3;31); [.F32]+[.C32]-[.G32]; IF([.G32]-[.C32]&lt;0;[.F32]-[.H32];[.F32]+[.C32]-[.H32]))" office:value-type="float" office:value="4.5">
            <text:p>4.5</text:p>
          </table:table-cell>
          <table:table-cell table:style-name="ce47"/>
          <table:table-cell table:style-name="ce47" table:formula="of:=[.I32]+[.J32]" office:value-type="float" office:value="4.5">
            <text:p>4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5" office:value-type="string">
            <text:p>ThaoTP</text:p>
          </table:table-cell>
          <table:table-cell table:style-name="ce48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50" table:formula="of:=IF(YEAR(NOW())&gt;YEAR([.D33]);DATE(YEAR([.D33]);12;31);NOW())" office:value-type="date" office:date-value="2015-08-12T09:39:44.18">
            <text:p>08/12/15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2" table:formula="of:=SUMPRODUCT([Thong_Tin_Ngay_Nghi_201501.$B$3:.$B$34]=[.B33];[Thong_Tin_Ngay_Nghi_201501.$C$3:.$C$34]) + SUMPRODUCT([Thong_Tin_Ngay_Nghi_201502.$B$5:.$B$40]=[.B33];[Thong_Tin_Ngay_Nghi_201502.$C$5:.$C$40])  + SUMPRODUCT([Thong_Tin_Ngay_Nghi_201503.$B$5:.$B$40]=[.B33];[Thong_Tin_Ngay_Nghi_201503.$C$5:.$C$40])" office:value-type="float" office:value="3.5">
            <text:p>3.5</text:p>
          </table:table-cell>
          <table:table-cell table:style-name="ce53" table:formula="of:=SUMPRODUCT([Thong_Tin_Ngay_Nghi_201501.$B$3:.$B$34]=[.B33];[Thong_Tin_Ngay_Nghi_201501.$C$3:.$C$34]) + SUMPRODUCT([Thong_Tin_Ngay_Nghi_201502.$B$5:.$B$40]=[.B33];[Thong_Tin_Ngay_Nghi_201502.$C$5:.$C$40])  + SUMPRODUCT([Thong_Tin_Ngay_Nghi_201503.$B$5:.$B$40]=[.B33];[Thong_Tin_Ngay_Nghi_201503.$C$5:.$C$40])" office:value-type="float" office:value="3.5">
            <text:p>3.5</text:p>
          </table:table-cell>
          <table:table-cell table:style-name="ce47" table:formula="of:=IF(DATE(YEAR([.E33]);MONTH([.E33]);DAY([.E33]))&lt;=DATE(YEAR([.E33]);3;31); [.F33]+[.C33]-[.G33]; IF([.G33]-[.C33]&lt;0;[.F33]-[.H33];[.F33]+[.C33]-[.H33]))" office:value-type="float" office:value="3.5">
            <text:p>3.5</text:p>
          </table:table-cell>
          <table:table-cell table:style-name="ce47"/>
          <table:table-cell table:style-name="ce47" table:formula="of:=[.I33]+[.J33]" office:value-type="float" office:value="3.5">
            <text:p>3.5</text:p>
          </table:table-cell>
          <table:table-cell table:style-name="ce54"/>
          <table:table-cell table:style-name="ce55" table:number-columns-repeated="1012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ThamDT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4]);DATE(YEAR([.D34]);12;31);NOW())" office:value-type="date" office:date-value="2015-08-12T09:39:44.18">
            <text:p>08/12/15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52" table:formula="of:=SUMPRODUCT([Thong_Tin_Ngay_Nghi_201501.$B$3:.$B$34]=[.B34];[Thong_Tin_Ngay_Nghi_201501.$C$3:.$C$34]) + SUMPRODUCT([Thong_Tin_Ngay_Nghi_201502.$B$5:.$B$40]=[.B34];[Thong_Tin_Ngay_Nghi_201502.$C$5:.$C$40])  + SUMPRODUCT([Thong_Tin_Ngay_Nghi_201503.$B$5:.$B$40]=[.B34];[Thong_Tin_Ngay_Nghi_201503.$C$5:.$C$40])" office:value-type="float" office:value="17">
            <text:p>17</text:p>
          </table:table-cell>
          <table:table-cell table:style-name="ce53" table:formula="of:=SUMPRODUCT([Thong_Tin_Ngay_Nghi_201501.$B$3:.$B$34]=[.B34];[Thong_Tin_Ngay_Nghi_201501.$C$3:.$C$34]) + SUMPRODUCT([Thong_Tin_Ngay_Nghi_201502.$B$5:.$B$40]=[.B34];[Thong_Tin_Ngay_Nghi_201502.$C$5:.$C$40])  + SUMPRODUCT([Thong_Tin_Ngay_Nghi_201503.$B$5:.$B$40]=[.B34];[Thong_Tin_Ngay_Nghi_201503.$C$5:.$C$40])" office:value-type="float" office:value="17">
            <text:p>17</text:p>
          </table:table-cell>
          <table:table-cell table:style-name="ce47" table:formula="of:=IF(DATE(YEAR([.E34]);MONTH([.E34]);DAY([.E34]))&lt;=DATE(YEAR([.E34]);3;31); [.F34]+[.C34]-[.G34]; IF([.G34]-[.C34]&lt;0;[.F34]-[.H34];[.F34]+[.C34]-[.H34]))" office:value-type="float" office:value="-4">
            <text:p>-4</text:p>
          </table:table-cell>
          <table:table-cell table:style-name="ce47"/>
          <table:table-cell table:style-name="ce47" table:formula="of:=[.I34]+[.J34]" office:value-type="float" office:value="-4">
            <text:p>-4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ThieuNV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5]);DATE(YEAR([.D35]);12;31);NOW())" office:value-type="date" office:date-value="2015-08-12T09:39:44.18">
            <text:p>08/12/15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2" table:formula="of:=SUMPRODUCT([Thong_Tin_Ngay_Nghi_201501.$B$3:.$B$34]=[.B35];[Thong_Tin_Ngay_Nghi_201501.$C$3:.$C$34]) + SUMPRODUCT([Thong_Tin_Ngay_Nghi_201502.$B$5:.$B$40]=[.B35];[Thong_Tin_Ngay_Nghi_201502.$C$5:.$C$40])  + SUMPRODUCT([Thong_Tin_Ngay_Nghi_201503.$B$5:.$B$40]=[.B35];[Thong_Tin_Ngay_Nghi_201503.$C$5:.$C$40])" office:value-type="float" office:value="5.5">
            <text:p>5.5</text:p>
          </table:table-cell>
          <table:table-cell table:style-name="ce53" table:formula="of:=SUMPRODUCT([Thong_Tin_Ngay_Nghi_201501.$B$3:.$B$34]=[.B35];[Thong_Tin_Ngay_Nghi_201501.$C$3:.$C$34]) + SUMPRODUCT([Thong_Tin_Ngay_Nghi_201502.$B$5:.$B$40]=[.B35];[Thong_Tin_Ngay_Nghi_201502.$C$5:.$C$40])  + SUMPRODUCT([Thong_Tin_Ngay_Nghi_201503.$B$5:.$B$40]=[.B35];[Thong_Tin_Ngay_Nghi_201503.$C$5:.$C$40])" office:value-type="float" office:value="5.5">
            <text:p>5.5</text:p>
          </table:table-cell>
          <table:table-cell table:style-name="ce47" table:formula="of:=IF(DATE(YEAR([.E35]);MONTH([.E35]);DAY([.E35]))&lt;=DATE(YEAR([.E35]);3;31); [.F35]+[.C35]-[.G35]; IF([.G35]-[.C35]&lt;0;[.F35]-[.H35];[.F35]+[.C35]-[.H35]))" office:value-type="float" office:value="6.5">
            <text:p>6.5</text:p>
          </table:table-cell>
          <table:table-cell table:style-name="ce47"/>
          <table:table-cell table:style-name="ce47" table:formula="of:=[.I35]+[.J35]" office:value-type="float" office:value="6.5">
            <text:p>6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ThuyLTT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6]);DATE(YEAR([.D36]);12;31);NOW())" office:value-type="date" office:date-value="2015-08-12T09:39:44.18">
            <text:p>08/12/15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2" table:formula="of:=SUMPRODUCT([Thong_Tin_Ngay_Nghi_201501.$B$3:.$B$34]=[.B36];[Thong_Tin_Ngay_Nghi_201501.$C$3:.$C$34]) + SUMPRODUCT([Thong_Tin_Ngay_Nghi_201502.$B$5:.$B$40]=[.B36];[Thong_Tin_Ngay_Nghi_201502.$C$5:.$C$40])  + SUMPRODUCT([Thong_Tin_Ngay_Nghi_201503.$B$5:.$B$40]=[.B36];[Thong_Tin_Ngay_Nghi_201503.$C$5:.$C$40])" office:value-type="float" office:value="6.5">
            <text:p>6.5</text:p>
          </table:table-cell>
          <table:table-cell table:style-name="ce53" table:formula="of:=SUMPRODUCT([Thong_Tin_Ngay_Nghi_201501.$B$3:.$B$34]=[.B36];[Thong_Tin_Ngay_Nghi_201501.$C$3:.$C$34]) + SUMPRODUCT([Thong_Tin_Ngay_Nghi_201502.$B$5:.$B$40]=[.B36];[Thong_Tin_Ngay_Nghi_201502.$C$5:.$C$40])  + SUMPRODUCT([Thong_Tin_Ngay_Nghi_201503.$B$5:.$B$40]=[.B36];[Thong_Tin_Ngay_Nghi_201503.$C$5:.$C$40])" office:value-type="float" office:value="6.5">
            <text:p>6.5</text:p>
          </table:table-cell>
          <table:table-cell table:style-name="ce47" table:formula="of:=IF(DATE(YEAR([.E36]);MONTH([.E36]);DAY([.E36]))&lt;=DATE(YEAR([.E36]);3;31); [.F36]+[.C36]-[.G36]; IF([.G36]-[.C36]&lt;0;[.F36]-[.H36];[.F36]+[.C36]-[.H36]))" office:value-type="float" office:value="1.5">
            <text:p>1.5</text:p>
          </table:table-cell>
          <table:table-cell table:style-name="ce47"/>
          <table:table-cell table:style-name="ce47" table:formula="of:=[.I36]+[.J36]" office:value-type="float" office:value="1.5">
            <text:p>1.5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VietBA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7]);DATE(YEAR([.D37]);12;31);NOW())" office:value-type="date" office:date-value="2015-08-12T09:39:44.18">
            <text:p>08/12/15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52" table:formula="of:=SUMPRODUCT([Thong_Tin_Ngay_Nghi_201501.$B$3:.$B$34]=[.B37];[Thong_Tin_Ngay_Nghi_201501.$C$3:.$C$34]) + SUMPRODUCT([Thong_Tin_Ngay_Nghi_201502.$B$5:.$B$40]=[.B37];[Thong_Tin_Ngay_Nghi_201502.$C$5:.$C$40])  + SUMPRODUCT([Thong_Tin_Ngay_Nghi_201503.$B$5:.$B$40]=[.B37];[Thong_Tin_Ngay_Nghi_201503.$C$5:.$C$40])" office:value-type="float" office:value="1">
            <text:p>1</text:p>
          </table:table-cell>
          <table:table-cell table:style-name="ce53" table:formula="of:=SUMPRODUCT([Thong_Tin_Ngay_Nghi_201501.$B$3:.$B$34]=[.B37];[Thong_Tin_Ngay_Nghi_201501.$C$3:.$C$34]) + SUMPRODUCT([Thong_Tin_Ngay_Nghi_201502.$B$5:.$B$40]=[.B37];[Thong_Tin_Ngay_Nghi_201502.$C$5:.$C$40])  + SUMPRODUCT([Thong_Tin_Ngay_Nghi_201503.$B$5:.$B$40]=[.B37];[Thong_Tin_Ngay_Nghi_201503.$C$5:.$C$40])" office:value-type="float" office:value="1">
            <text:p>1</text:p>
          </table:table-cell>
          <table:table-cell table:style-name="ce47" table:formula="of:=IF(DATE(YEAR([.E37]);MONTH([.E37]);DAY([.E37]))&lt;=DATE(YEAR([.E37]);3;31); [.F37]+[.C37]-[.G37]; IF([.G37]-[.C37]&lt;0;[.F37]-[.H37];[.F37]+[.C37]-[.H37]))" office:value-type="float" office:value="7">
            <text:p>7</text:p>
          </table:table-cell>
          <table:table-cell table:style-name="ce47"/>
          <table:table-cell table:style-name="ce47" table:formula="of:=[.I37]+[.J37]" office:value-type="float" office:value="7">
            <text:p>7</text:p>
          </table:table-cell>
          <table:table-cell table:style-name="ce54"/>
          <table:table-cell table:number-columns-repeated="1012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VietTH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5-01-05">
            <text:p>01/05/15</text:p>
          </table:table-cell>
          <table:table-cell table:style-name="ce49" table:formula="of:=IF(YEAR(NOW())&gt;YEAR([.D38]);DATE(YEAR([.D38]);12;31);NOW())" office:value-type="date" office:date-value="2015-08-12T09:39:44.18">
            <text:p>08/12/15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2" table:formula="of:=SUMPRODUCT([Thong_Tin_Ngay_Nghi_201501.$B$3:.$B$34]=[.B38];[Thong_Tin_Ngay_Nghi_201501.$C$3:.$C$34]) + SUMPRODUCT([Thong_Tin_Ngay_Nghi_201502.$B$5:.$B$40]=[.B38];[Thong_Tin_Ngay_Nghi_201502.$C$5:.$C$40])  + SUMPRODUCT([Thong_Tin_Ngay_Nghi_201503.$B$5:.$B$40]=[.B38];[Thong_Tin_Ngay_Nghi_201503.$C$5:.$C$40])" office:value-type="float" office:value="8">
            <text:p>8</text:p>
          </table:table-cell>
          <table:table-cell table:style-name="ce53" table:formula="of:=SUMPRODUCT([Thong_Tin_Ngay_Nghi_201501.$B$3:.$B$34]=[.B38];[Thong_Tin_Ngay_Nghi_201501.$C$3:.$C$34]) + SUMPRODUCT([Thong_Tin_Ngay_Nghi_201502.$B$5:.$B$40]=[.B38];[Thong_Tin_Ngay_Nghi_201502.$C$5:.$C$40])  + SUMPRODUCT([Thong_Tin_Ngay_Nghi_201503.$B$5:.$B$40]=[.B38];[Thong_Tin_Ngay_Nghi_201503.$C$5:.$C$40])" office:value-type="float" office:value="8">
            <text:p>8</text:p>
          </table:table-cell>
          <table:table-cell table:style-name="ce47" table:formula="of:=IF(DATE(YEAR([.E38]);MONTH([.E38]);DAY([.E38]))&lt;=DATE(YEAR([.E38]);3;31); [.F38]+[.C38]-[.G38]; IF([.G38]-[.C38]&lt;0;[.F38]-[.H38];[.F38]+[.C38]-[.H38]))" office:value-type="float" office:value="-0.5">
            <text:p>-0.5</text:p>
          </table:table-cell>
          <table:table-cell table:style-name="ce47"/>
          <table:table-cell table:style-name="ce47" table:formula="of:=[.I38]+[.J38]" office:value-type="float" office:value="-0.5">
            <text:p>-0.5</text:p>
          </table:table-cell>
          <table:table-cell table:style-name="ce54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6"/>
          <table:table-cell table:style-name="ce43" table:number-columns-repeated="2"/>
          <table:table-cell table:style-name="ce58" office:value-type="string" table:number-columns-spanned="31" table:number-rows-spanned="1">
            <text:p>January</text:p>
          </table:table-cell>
          <table:covered-table-cell table:number-columns-repeated="30" table:style-name="ce61"/>
          <table:table-cell table:style-name="ce63" table:number-columns-repeated="975"/>
        </table:table-row>
        <table:table-row table:style-name="ro10">
          <table:table-cell table:style-name="ce56" office:value-type="string">
            <text:p>No.</text:p>
          </table:table-cell>
          <table:table-cell table:style-name="ce56" office:value-type="string">
            <text:p>Name</text:p>
          </table:table-cell>
          <table:table-cell table:style-name="ce56" office:value-type="string">
            <text:p>Absent</text:p>
          </table:table-cell>
          <table:table-cell table:style-name="ce59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9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9" office:value-type="float" office:value="-3">
            <text:p>-3</text:p>
          </table:table-cell>
          <table:table-cell table:style-name="ce59" office:value-type="float" office:value="-4">
            <text:p>-4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9" office:value-type="float" office:value="-11">
            <text:p>-1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16">
            <text:p>16</text:p>
          </table:table-cell>
          <table:table-cell table:style-name="ce62" office:value-type="float" office:value="-17">
            <text:p>-17</text:p>
          </table:table-cell>
          <table:table-cell table:style-name="ce59" office:value-type="float" office:value="-18">
            <text:p>-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22">
            <text:p>22</text:p>
          </table:table-cell>
          <table:table-cell table:style-name="ce59" office:value-type="float" office:value="23">
            <text:p>23</text:p>
          </table:table-cell>
          <table:table-cell table:style-name="ce59" office:value-type="float" office:value="-24">
            <text:p>-24</text:p>
          </table:table-cell>
          <table:table-cell table:style-name="ce59" office:value-type="float" office:value="-25">
            <text:p>-25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29">
            <text:p>29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-31">
            <text:p>-31</text:p>
          </table:table-cell>
          <table:table-cell table:style-name="ce63" table:number-columns-repeated="955"/>
          <table:table-cell table:number-columns-repeated="2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BD</text:p>
          </table:table-cell>
          <table:table-cell table:style-name="ce57" table:formula="of:=SUM([.D3:.AH3])" office:value-type="float" office:value="3">
            <text:p>3</text:p>
          </table:table-cell>
          <table:table-cell table:style-name="ce60" table:number-columns-repeated="11"/>
          <table:table-cell table:style-name="ce60" office:value-type="float" office:value="0">
            <office:annotation draw:style-name="gr3" draw:text-style-name="P1" svg:width="1.1413in" svg:height="0.7012in" svg:x="6.6224in" svg:y="0.0142in" draw:caption-point-x="-0.2402in" draw:caption-point-y="0.4705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9.578in" svg:y="0.0142in" draw:caption-point-x="-0.2402in" draw:caption-point-y="0.4705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57" table:formula="of:=SUM([.D4:.AH4])" office:value-type="float" office:value="2.5">
            <text:p>2.5</text:p>
          </table:table-cell>
          <table:table-cell table:style-name="ce60" table:number-columns-repeated="4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/>
          <table:table-cell table:style-name="ce60" office:value-type="float" office:value="1"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hanhLH</text:p>
          </table:table-cell>
          <table:table-cell table:style-name="ce57" table:formula="of:=SUM([.D5:.AH5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57" table:formula="of:=SUM([.D6:.AH6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LT</text:p>
          </table:table-cell>
          <table:table-cell table:style-name="ce57" table:formula="of:=SUM([.D7:.AH7])" office:value-type="float" office:value="2">
            <text:p>2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10.3169in" svg:y="0.9461in" draw:caption-point-x="-0.2402in" draw:caption-point-y="0.5291in">
              <dc:date>2015-01-23T00:00:00</dc:date>
              <text:p text:style-name="P1"><text:span text:style-name="T1">Bị đau răng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12.5335in" svg:y="0.948in" draw:caption-point-x="-0.2402in" draw:caption-point-y="0.5272in">
              <dc:date>2015-01-28T00:00:00</dc:date>
              <text:p text:style-name="P1"><text:span text:style-name="T1">Xin nghỉ phép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ngNT</text:p>
          </table:table-cell>
          <table:table-cell table:style-name="ce57" table:formula="of:=SUM([.D8:.AH8])" office:value-type="float" office:value="1.5">
            <text:p>1.5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1" svg:width="1.1413in" svg:height="0.2634in" svg:x="12.9031in" svg:y="1.2102in" draw:caption-point-x="-0.2402in" draw:caption-point-y="0.5126in">
              <dc:creator>Thuy</dc:creator>
              <dc:date>2015-01-27T00:00:00</dc:date>
              <text:p text:style-name="P1"><text:span text:style-name="T1">Xin nghỉ phép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57" table:formula="of:=SUM([.D9:.AH9])" office:value-type="float" office:value="0">
            <text:p>0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1" svg:width="1.1413in" svg:height="0.2346in" svg:x="5.8835in" svg:y="1.4681in" draw:caption-point-x="-0.2402in" draw:caption-point-y="0.5028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0"/>
          <table:table-cell table:style-name="ce60" office:value-type="float" office:value="0">
            <office:annotation draw:style-name="gr2" draw:text-style-name="P1" svg:width="1.1413in" svg:height="0.5457in" svg:x="6.6224in" svg:y="1.4748in" draw:caption-point-x="-0.2402in" draw:caption-point-y="0.4961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4" draw:text-style-name="P1" svg:width="1.1413in" svg:height="0.3902in" svg:x="9.2087in" svg:y="1.4748in" draw:caption-point-x="-0.2402in" draw:caption-point-y="0.4961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4" draw:text-style-name="P1" svg:width="1.1413in" svg:height="0.3902in" svg:x="11.7949in" svg:y="1.4748in" draw:caption-point-x="-0.2402in" draw:caption-point-y="0.4961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HaTH</text:p>
          </table:table-cell>
          <table:table-cell table:style-name="ce57" table:formula="of:=SUM([.D10:.AH10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HangHT</text:p>
          </table:table-cell>
          <table:table-cell table:style-name="ce57" table:formula="of:=SUM([.D11:.AH11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ienNV</text:p>
          </table:table-cell>
          <table:table-cell table:style-name="ce57" table:formula="of:=SUM([.D12:.AH12])" office:value-type="float" office:value="2">
            <text:p>2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iepNH</text:p>
          </table:table-cell>
          <table:table-cell table:style-name="ce57" table:formula="of:=SUM([.D13:.AH13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uyNN</text:p>
          </table:table-cell>
          <table:table-cell table:style-name="ce57" table:formula="of:=SUM([.D14:.AH14])" office:value-type="float" office:value="1">
            <text:p>1</text:p>
          </table:table-cell>
          <table:table-cell table:style-name="ce60" table:number-columns-repeated="4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4.4059in" svg:y="2.7732in" draw:caption-point-x="-0.2402in" draw:caption-point-y="0.4358in">
              <dc:date>2015-01-07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KhoiNLD</text:p>
          </table:table-cell>
          <table:table-cell table:style-name="ce57" table:formula="of:=SUM([.D15:.AH15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LinhPNT</text:p>
          </table:table-cell>
          <table:table-cell table:style-name="ce57" table:formula="of:=SUM([.D16:.AH16])" office:value-type="float" office:value="0">
            <text:p>0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LongNH</text:p>
          </table:table-cell>
          <table:table-cell table:style-name="ce57" table:formula="of:=SUM([.D17:.AH17])" office:value-type="float" office:value="0.5">
            <text:p>0.5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0">
            <office:annotation draw:style-name="gr8" draw:text-style-name="P1" svg:width="1.1413in" svg:height="0.8567in" svg:x="5.8835in" svg:y="3.561in" draw:caption-point-x="-0.2402in" draw:caption-point-y="0.3909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0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LocNP</text:p>
          </table:table-cell>
          <table:table-cell table:style-name="ce57" table:formula="of:=SUM([.D18:.AH18])" office:value-type="float" office:value="0.5">
            <text:p>0.5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LocNPQ</text:p>
          </table:table-cell>
          <table:table-cell table:style-name="ce57" table:formula="of:=SUM([.D19:.AH19])" office:value-type="float" office:value="2">
            <text:p>2</text:p>
          </table:table-cell>
          <table:table-cell table:style-name="ce60" table:number-columns-repeated="4"/>
          <table:table-cell table:style-name="ce60" office:value-type="float" office:value="1">
            <text:p>1</text:p>
          </table:table-cell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MaiDTP</text:p>
          </table:table-cell>
          <table:table-cell table:style-name="ce57" table:formula="of:=SUM([.D20:.AH20])" office:value-type="float" office:value="7">
            <text:p>7</text:p>
          </table:table-cell>
          <table:table-cell table:style-name="ce60" table:number-columns-repeated="4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4.4059in" svg:y="4.3457in" draw:caption-point-x="-0.2402in" draw:caption-point-y="0.3496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5.1449in" svg:y="4.3472in" draw:caption-point-x="-0.2402in" draw:caption-point-y="0.348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6.9921in" svg:y="4.3504in" draw:caption-point-x="-0.2402in" draw:caption-point-y="0.344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7.7307in" svg:y="4.352in" draw:caption-point-x="-0.2402in" draw:caption-point-y="0.3433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9.578in" svg:y="4.3543in" draw:caption-point-x="-0.2402in" draw:caption-point-y="0.3409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10.3169in" svg:y="4.3591in" draw:caption-point-x="-0.2402in" draw:caption-point-y="0.3362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1" svg:width="1.1413in" svg:height="0.3902in" svg:x="12.1642in" svg:y="4.3591in" draw:caption-point-x="-0.2402in" draw:caption-point-y="0.3362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1" svg:width="1.1413in" svg:height="0.2346in" svg:x="12.9031in" svg:y="4.3591in" draw:caption-point-x="-0.2402in" draw:caption-point-y="0.3362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MinhHA</text:p>
          </table:table-cell>
          <table:table-cell table:style-name="ce57" table:formula="of:=SUM([.D21:.AH21])" office:value-type="float" office:value="1">
            <text:p>1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NamTV</text:p>
          </table:table-cell>
          <table:table-cell table:style-name="ce57" table:formula="of:=SUM([.D22:.AH22])" office:value-type="float" office:value="1">
            <text:p>1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NguyenHTT</text:p>
          </table:table-cell>
          <table:table-cell table:style-name="ce57" table:formula="of:=SUM([.D23:.AH23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NhanNM</text:p>
          </table:table-cell>
          <table:table-cell table:style-name="ce57" table:formula="of:=SUM([.D24:.AH24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NhanNV</text:p>
          </table:table-cell>
          <table:table-cell table:style-name="ce57" table:formula="of:=SUM([.D25:.AH25])" office:value-type="float" office:value="1">
            <text:p>1</text:p>
          </table:table-cell>
          <table:table-cell table:style-name="ce60" table:number-columns-repeated="4"/>
          <table:table-cell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ThachBK</text:p>
          </table:table-cell>
          <table:table-cell table:style-name="ce57" table:formula="of:=SUM([.D26:.AH26])" office:value-type="float" office:value="3">
            <text:p>3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/>
          <table:table-cell table:style-name="ce60" office:value-type="float" office:value="1">
            <office:annotation draw:style-name="gr6" draw:text-style-name="P1" svg:width="1.1413in" svg:height="0.2346in" svg:x="6.6224in" svg:y="5.922in" draw:caption-point-x="-0.2402in" draw:caption-point-y="0.259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ThaoTP</text:p>
          </table:table-cell>
          <table:table-cell table:style-name="ce57" table:formula="of:=SUM([.D27:.AH27])" office:value-type="float" office:value="1">
            <text:p>1</text:p>
          </table:table-cell>
          <table:table-cell table:style-name="ce60" table:number-columns-repeated="11"/>
          <table:table-cell table:style-name="ce60" office:value-type="float" office:value="0">
            <office:annotation draw:style-name="gr3" draw:text-style-name="P1" svg:width="1.1413in" svg:height="0.7012in" svg:x="6.6224in" svg:y="6.187in" draw:caption-point-x="-0.2402in" draw:caption-point-y="0.2421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5" draw:text-style-name="P1" svg:width="1.1413in" svg:height="1.4787in" svg:x="12.1642in" svg:y="6.1925in" draw:caption-point-x="-0.2402in" draw:caption-point-y="0.2366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9" draw:text-style-name="P1" svg:width="1.1413in" svg:height="1.0122in" svg:x="12.9031in" svg:y="6.1941in" draw:caption-point-x="-0.2402in" draw:caption-point-y="0.235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ThamDT</text:p>
          </table:table-cell>
          <table:table-cell table:style-name="ce57" table:formula="of:=SUM([.D28:.AH28])" office:value-type="float" office:value="1">
            <text:p>1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7" draw:text-style-name="P1" svg:width="1.1413in" svg:height="0.2634in" svg:x="12.1642in" svg:y="6.4547in" draw:caption-point-x="-0.2402in" draw:caption-point-y="0.222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ThieuNV</text:p>
          </table:table-cell>
          <table:table-cell table:style-name="ce57" table:formula="of:=SUM([.D29:.AH29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ThuyLTT</text:p>
          </table:table-cell>
          <table:table-cell table:style-name="ce57" table:formula="of:=SUM([.D30:.AH30])" office:value-type="float" office:value="4">
            <text:p>4</text:p>
          </table:table-cell>
          <table:table-cell table:style-name="ce60" table:number-columns-repeated="4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4.4059in" svg:y="6.9681in" draw:caption-point-x="-0.2402in" draw:caption-point-y="0.203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1" svg:width="1.1413in" svg:height="0.2346in" svg:x="4.7752in" svg:y="6.9681in" draw:caption-point-x="-0.2402in" draw:caption-point-y="0.203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VietBA</text:p>
          </table:table-cell>
          <table:table-cell table:style-name="ce57" table:formula="of:=SUM([.D31:.AH31])" office:value-type="float" office:value="0">
            <text:p>0</text:p>
          </table:table-cell>
          <table:table-cell table:style-name="ce60" table:number-columns-repeated="4"/>
          <table:table-cell table:number-columns-repeated="6" table:style-name="ce60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VietTH</text:p>
          </table:table-cell>
          <table:table-cell table:style-name="ce57" table:formula="of:=SUM([.D32:.AH32])" office:value-type="float" office:value="4">
            <text:p>4</text:p>
          </table:table-cell>
          <table:table-cell table:style-name="ce60" table:number-columns-repeated="4"/>
          <table:table-cell table:number-columns-repeated="5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/>
          <table:table-cell table:style-name="ce60" office:value-type="float" office:value="1">
            <office:annotation draw:style-name="gr6" draw:text-style-name="P1" svg:width="1.1413in" svg:height="0.2346in" svg:x="6.6224in" svg:y="7.5012in" draw:caption-point-x="-0.2402in" draw:caption-point-y="0.1661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9.578in" svg:y="7.5012in" draw:caption-point-x="-0.2402in" draw:caption-point-y="0.1661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1" svg:width="1.1413in" svg:height="0.2346in" svg:x="13.2724in" svg:y="7.5047in" draw:caption-point-x="-0.2402in" draw:caption-point-y="0.1626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60"/>
          <table:table-cell table:style-name="ce43" table:number-columns-repeated="955"/>
          <table:table-cell table:number-columns-repeated="20"/>
        </table:table-row>
        <table:table-row table:style-name="ro2" table:number-rows-repeated="65406">
          <table:table-cell table:style-name="ce43" table:number-columns-repeated="989"/>
          <table:table-cell table:number-columns-repeated="20"/>
        </table:table-row>
        <table:table-row table:style-name="ro2" table:number-rows-repeated="98313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6"/>
          <table:table-cell table:style-name="ce43" table:number-columns-repeated="2"/>
          <table:table-cell table:style-name="ce67" office:value-type="string" table:number-columns-spanned="28" table:number-rows-spanned="1">
            <text:p>Febuary</text:p>
          </table:table-cell>
          <table:covered-table-cell table:number-columns-repeated="27" table:style-name="ce71"/>
          <table:table-cell table:style-name="ce63" table:number-columns-repeated="975"/>
        </table:table-row>
        <table:table-row table:style-name="ro10">
          <table:table-cell table:style-name="ce56" office:value-type="string">
            <text:p>No.</text:p>
          </table:table-cell>
          <table:table-cell table:style-name="ce56" office:value-type="string">
            <text:p>Name</text:p>
          </table:table-cell>
          <table:table-cell table:style-name="ce56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8" office:value-type="float" office:value="19">
            <office:annotation draw:style-name="gr6" draw:text-style-name="P1" svg:width="1.1413in" svg:height="0.2346in" svg:x="9.2087in" svg:y="0.0528in" draw:caption-point-x="-0.2402in" draw:caption-point-y="0.1843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8" office:value-type="float" office:value="20">
            <office:annotation draw:style-name="gr6" draw:text-style-name="P1" svg:width="1.1413in" svg:height="0.2346in" svg:x="9.578in" svg:y="0.0528in" draw:caption-point-x="-0.2402in" draw:caption-point-y="0.1843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office:annotation draw:style-name="gr6" draw:text-style-name="P1" svg:width="1.1413in" svg:height="0.2346in" svg:x="10.6866in" svg:y="0.0528in" draw:caption-point-x="-0.2402in" draw:caption-point-y="0.1843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8" office:value-type="float" office:value="24">
            <office:annotation draw:style-name="gr6" draw:text-style-name="P1" svg:width="1.1413in" svg:height="0.2346in" svg:x="11.0559in" svg:y="0.0528in" draw:caption-point-x="-0.2402in" draw:caption-point-y="0.1843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3" table:number-columns-repeated="955"/>
          <table:table-cell table:number-columns-repeated="20"/>
        </table:table-row>
        <table:table-row table:style-name="ro2">
          <table:table-cell table:style-name="ce64" office:value-type="string" table:number-columns-spanned="3" table:number-rows-spanned="1">
            <text:p>No. of off-work staffs</text:p>
          </table:table-cell>
          <table:covered-table-cell table:number-columns-repeated="2" table:style-name="ce65"/>
          <table:table-cell table:style-name="ce69" table:formula="of:=SUM([.D5:.D35])" office:value-type="float" office:value="0">
            <text:p>0</text:p>
          </table:table-cell>
          <table:table-cell table:style-name="ce69" table:formula="of:=SUM([.E5:.E35])" office:value-type="float" office:value="1">
            <text:p>1</text:p>
          </table:table-cell>
          <table:table-cell table:style-name="ce69" table:formula="of:=SUM([.F5:.F35])" office:value-type="float" office:value="0">
            <text:p>0</text:p>
          </table:table-cell>
          <table:table-cell table:style-name="ce69" table:formula="of:=SUM([.G5:.G35])" office:value-type="float" office:value="0">
            <text:p>0</text:p>
          </table:table-cell>
          <table:table-cell table:style-name="ce69" table:formula="of:=SUM([.H5:.H35])" office:value-type="float" office:value="1">
            <text:p>1</text:p>
          </table:table-cell>
          <table:table-cell table:style-name="ce69" table:formula="of:=SUM([.I5:.I35])" office:value-type="float" office:value="1.5">
            <text:p>1.5</text:p>
          </table:table-cell>
          <table:table-cell table:style-name="ce69" table:formula="of:=SUM([.J5:.J35])" office:value-type="float" office:value="0">
            <text:p>0</text:p>
          </table:table-cell>
          <table:table-cell table:style-name="ce69" table:formula="of:=SUM([.K5:.K35])" office:value-type="float" office:value="0">
            <text:p>0</text:p>
          </table:table-cell>
          <table:table-cell table:style-name="ce69" table:formula="of:=SUM([.L5:.L35])" office:value-type="float" office:value="2.5">
            <text:p>2.5</text:p>
          </table:table-cell>
          <table:table-cell table:style-name="ce69" table:formula="of:=SUM([.M5:.M35])" office:value-type="float" office:value="0.5">
            <text:p>0.5</text:p>
          </table:table-cell>
          <table:table-cell table:style-name="ce69" table:formula="of:=SUM([.N5:.N35])" office:value-type="float" office:value="0.5">
            <text:p>0.5</text:p>
          </table:table-cell>
          <table:table-cell table:style-name="ce69" table:formula="of:=SUM([.O5:.O35])" office:value-type="float" office:value="0.5">
            <text:p>0.5</text:p>
          </table:table-cell>
          <table:table-cell table:style-name="ce69" table:formula="of:=SUM([.P5:.P35])" office:value-type="float" office:value="3">
            <text:p>3</text:p>
          </table:table-cell>
          <table:table-cell table:style-name="ce69" table:formula="of:=SUM([.Q5:.Q35])" office:value-type="float" office:value="0">
            <text:p>0</text:p>
          </table:table-cell>
          <table:table-cell table:style-name="ce69" table:formula="of:=SUM([.R5:.R35])" office:value-type="float" office:value="0">
            <text:p>0</text:p>
          </table:table-cell>
          <table:table-cell table:style-name="ce69" table:formula="of:=SUM([.S5:.S35])" office:value-type="float" office:value="22">
            <text:p>22</text:p>
          </table:table-cell>
          <table:table-cell table:style-name="ce69" table:formula="of:=SUM([.T5:.T35])" office:value-type="float" office:value="25.5">
            <text:p>25.5</text:p>
          </table:table-cell>
          <table:table-cell table:style-name="ce69" table:formula="of:=SUM([.U5:.U35])" office:value-type="float" office:value="0">
            <text:p>0</text:p>
          </table:table-cell>
          <table:table-cell table:style-name="ce69" table:formula="of:=SUM([.V5:.V35])" office:value-type="float" office:value="0">
            <text:p>0</text:p>
          </table:table-cell>
          <table:table-cell table:style-name="ce69" table:formula="of:=SUM([.W5:.W35])" office:value-type="float" office:value="0">
            <text:p>0</text:p>
          </table:table-cell>
          <table:table-cell table:style-name="ce69" table:formula="of:=SUM([.X5:.X35])" office:value-type="float" office:value="0">
            <text:p>0</text:p>
          </table:table-cell>
          <table:table-cell table:style-name="ce69" table:formula="of:=SUM([.Y5:.Y35])" office:value-type="float" office:value="0">
            <text:p>0</text:p>
          </table:table-cell>
          <table:table-cell table:style-name="ce69" table:formula="of:=SUM([.Z5:.Z35])" office:value-type="float" office:value="0">
            <text:p>0</text:p>
          </table:table-cell>
          <table:table-cell table:style-name="ce69" table:formula="of:=SUM([.AA5:.AA35])" office:value-type="float" office:value="0">
            <text:p>0</text:p>
          </table:table-cell>
          <table:table-cell table:style-name="ce69" table:formula="of:=SUM([.AB5:.AB35])" office:value-type="float" office:value="13">
            <text:p>13</text:p>
          </table:table-cell>
          <table:table-cell table:style-name="ce69" table:formula="of:=SUM([.AC5:.AC35])" office:value-type="float" office:value="12.5">
            <text:p>12.5</text:p>
          </table:table-cell>
          <table:table-cell table:style-name="ce69" table:formula="of:=SUM([.AD5:.AD35])" office:value-type="float" office:value="13">
            <text:p>13</text:p>
          </table:table-cell>
          <table:table-cell table:style-name="ce69" table:formula="of:=SUM([.AE5:.AE35])" office:value-type="float" office:value="0">
            <text:p>0</text:p>
          </table:table-cell>
          <table:table-cell table:style-name="ce63" table:number-columns-repeated="955"/>
          <table:table-cell table:number-columns-repeated="20"/>
        </table:table-row>
        <table:table-row table:style-name="ro2">
          <table:table-cell table:style-name="ce64" office:value-type="string" table:number-columns-spanned="3" table:number-rows-spanned="1">
            <text:p>No. of working staffs</text:p>
          </table:table-cell>
          <table:covered-table-cell table:number-columns-repeated="2" table:style-name="ce65"/>
          <table:table-cell table:style-name="ce69" table:formula="of:=ROWS([.D5:.D35])-[.D3]" office:value-type="float" office:value="31">
            <text:p>31</text:p>
          </table:table-cell>
          <table:table-cell table:style-name="ce69" table:formula="of:=ROWS([.E5:.E35])-[.E3]" office:value-type="float" office:value="30">
            <text:p>30</text:p>
          </table:table-cell>
          <table:table-cell table:style-name="ce69" table:formula="of:=ROWS([.F5:.F35])-[.F3]" office:value-type="float" office:value="31">
            <text:p>31</text:p>
          </table:table-cell>
          <table:table-cell table:style-name="ce69" table:formula="of:=ROWS([.G5:.G35])-[.G3]" office:value-type="float" office:value="31">
            <text:p>31</text:p>
          </table:table-cell>
          <table:table-cell table:style-name="ce69" table:formula="of:=ROWS([.H5:.H35])-[.H3]" office:value-type="float" office:value="30">
            <text:p>30</text:p>
          </table:table-cell>
          <table:table-cell table:style-name="ce69" table:formula="of:=ROWS([.I5:.I35])-[.I3]" office:value-type="float" office:value="29.5">
            <text:p>29.5</text:p>
          </table:table-cell>
          <table:table-cell table:style-name="ce69" table:formula="of:=ROWS([.J5:.J35])-[.J3]" office:value-type="float" office:value="31">
            <text:p>31</text:p>
          </table:table-cell>
          <table:table-cell table:style-name="ce69" table:formula="of:=ROWS([.K5:.K35])-[.K3]" office:value-type="float" office:value="31">
            <text:p>31</text:p>
          </table:table-cell>
          <table:table-cell table:style-name="ce69" table:formula="of:=ROWS([.L5:.L35])-[.L3]" office:value-type="float" office:value="28.5">
            <text:p>28.5</text:p>
          </table:table-cell>
          <table:table-cell table:style-name="ce69" table:formula="of:=ROWS([.M5:.M35])-[.M3]" office:value-type="float" office:value="30.5">
            <text:p>30.5</text:p>
          </table:table-cell>
          <table:table-cell table:style-name="ce69" table:formula="of:=ROWS([.N5:.N35])-[.N3]" office:value-type="float" office:value="30.5">
            <text:p>30.5</text:p>
          </table:table-cell>
          <table:table-cell table:style-name="ce69" table:formula="of:=ROWS([.O5:.O35])-[.O3]" office:value-type="float" office:value="30.5">
            <text:p>30.5</text:p>
          </table:table-cell>
          <table:table-cell table:style-name="ce69" table:formula="of:=ROWS([.P5:.P35])-[.P3]" office:value-type="float" office:value="28">
            <text:p>28</text:p>
          </table:table-cell>
          <table:table-cell table:style-name="ce69" table:formula="of:=ROWS([.Q5:.Q35])-[.Q3]" office:value-type="float" office:value="31">
            <text:p>31</text:p>
          </table:table-cell>
          <table:table-cell table:style-name="ce69" table:formula="of:=ROWS([.R5:.R35])-[.R3]" office:value-type="float" office:value="31">
            <text:p>31</text:p>
          </table:table-cell>
          <table:table-cell table:style-name="ce69" table:formula="of:=ROWS([.S5:.S35])-[.S3]" office:value-type="float" office:value="9">
            <text:p>9</text:p>
          </table:table-cell>
          <table:table-cell table:style-name="ce69" table:formula="of:=ROWS([.T5:.T35])-[.T3]" office:value-type="float" office:value="5.5">
            <text:p>5.5</text:p>
          </table:table-cell>
          <table:table-cell table:style-name="ce69" table:formula="of:=ROWS([.U5:.U35])-[.U3]" office:value-type="float" office:value="31">
            <text:p>31</text:p>
          </table:table-cell>
          <table:table-cell table:style-name="ce69" table:formula="of:=ROWS([.V5:.V35])-[.V3]" office:value-type="float" office:value="31">
            <text:p>31</text:p>
          </table:table-cell>
          <table:table-cell table:style-name="ce69" table:formula="of:=ROWS([.W5:.W35])-[.W3]" office:value-type="float" office:value="31">
            <text:p>31</text:p>
          </table:table-cell>
          <table:table-cell table:style-name="ce69" table:formula="of:=ROWS([.X5:.X35])-[.X3]" office:value-type="float" office:value="31">
            <text:p>31</text:p>
          </table:table-cell>
          <table:table-cell table:style-name="ce69" table:formula="of:=ROWS([.Y5:.Y35])-[.Y3]" office:value-type="float" office:value="31">
            <text:p>31</text:p>
          </table:table-cell>
          <table:table-cell table:style-name="ce69" table:formula="of:=ROWS([.Z5:.Z35])-[.Z3]" office:value-type="float" office:value="31">
            <text:p>31</text:p>
          </table:table-cell>
          <table:table-cell table:style-name="ce69" table:formula="of:=ROWS([.AA5:.AA35])-[.AA3]" office:value-type="float" office:value="31">
            <text:p>31</text:p>
          </table:table-cell>
          <table:table-cell table:style-name="ce69" table:formula="of:=ROWS([.AB5:.AB35])-[.AB3]" office:value-type="float" office:value="18">
            <text:p>18</text:p>
          </table:table-cell>
          <table:table-cell table:style-name="ce69" table:formula="of:=ROWS([.AC5:.AC35])-[.AC3]" office:value-type="float" office:value="18.5">
            <text:p>18.5</text:p>
          </table:table-cell>
          <table:table-cell table:style-name="ce69" table:formula="of:=ROWS([.AD5:.AD35])-[.AD3]" office:value-type="float" office:value="18">
            <text:p>18</text:p>
          </table:table-cell>
          <table:table-cell table:style-name="ce69" table:formula="of:=ROWS([.AE5:.AE35])-[.AE3]" office:value-type="float" office:value="31">
            <text:p>31</text:p>
          </table:table-cell>
          <table:table-cell table:style-name="ce63" table:number-columns-repeated="955"/>
          <table:table-cell table:number-columns-repeated="2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BD</text:p>
          </table:table-cell>
          <table:table-cell table:style-name="ce66" table:formula="of:=SUM([.D5:.AE5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66" table:formula="of:=SUM([.D6:.AE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hanhLH</text:p>
          </table:table-cell>
          <table:table-cell table:style-name="ce66" table:formula="of:=SUM([.D7:.AE7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66" table:formula="of:=SUM([.D8:.AE8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LT</text:p>
          </table:table-cell>
          <table:table-cell table:style-name="ce66" table:formula="of:=SUM([.D9:.AE9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ngNT</text:p>
          </table:table-cell>
          <table:table-cell table:style-name="ce66" table:formula="of:=SUM([.D10:.AE10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1" svg:width="1.1413in" svg:height="0.2634in" svg:x="12.1642in" svg:y="1.5941in" draw:caption-point-x="-0.2402in" draw:caption-point-y="0.5953in">
              <dc:date>2015-02-27T00:00:00</dc:date>
              <text:p text:style-name="P1"><text:span text:style-name="T1">Vô trễ 9h30</text:span></text:p>
            </office:annotation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66" table:formula="of:=SUM([.D11:.AE11])" office:value-type="float" office:value="6">
            <text:p>6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1.8343in" draw:caption-point-x="-0.2402in" draw:caption-point-y="0.6028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1.8362in" draw:caption-point-x="-0.2402in" draw:caption-point-y="0.6008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HaTH</text:p>
          </table:table-cell>
          <table:table-cell table:style-name="ce66" table:formula="of:=SUM([.D12:.AE12])" office:value-type="float" office:value="3">
            <text:p>3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HangHT</text:p>
          </table:table-cell>
          <table:table-cell table:style-name="ce66" table:formula="of:=SUM([.D13:.AE13])" office:value-type="float" office:value="3">
            <text:p>3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/>
          <table:table-cell table:style-name="ce43" office:value-type="string">
            <text:p><text:s/></text:p>
          </table:table-cell>
          <table:table-cell table:style-name="ce43" table:number-columns-repeated="953"/>
          <table:table-cell table:number-columns-repeated="20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ienNV</text:p>
          </table:table-cell>
          <table:table-cell table:style-name="ce66" table:formula="of:=SUM([.D14:.AE14])" office:value-type="float" office:value="3.5">
            <text:p>3.5</text:p>
          </table:table-cell>
          <table:table-cell table:style-name="ce70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4.0362in" svg:y="2.5776in" draw:caption-point-x="-0.2402in" draw:caption-point-y="0.6024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iepNH</text:p>
          </table:table-cell>
          <table:table-cell table:style-name="ce66" table:formula="of:=SUM([.D15:.AE15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uyNN</text:p>
          </table:table-cell>
          <table:table-cell table:style-name="ce66" table:formula="of:=SUM([.D16:.AE16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KhoiNLD</text:p>
          </table:table-cell>
          <table:table-cell table:style-name="ce66" table:formula="of:=SUM([.D17:.AE17])" office:value-type="float" office:value="2.5">
            <text:p>2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6.9921in" svg:y="3.3256in" draw:caption-point-x="-0.2402in" draw:caption-point-y="0.597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LinhPNT</text:p>
          </table:table-cell>
          <table:table-cell table:style-name="ce66" table:formula="of:=SUM([.D18:.AE18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LongNH</text:p>
          </table:table-cell>
          <table:table-cell table:style-name="ce66" table:formula="of:=SUM([.D19:.AE1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LocNP</text:p>
          </table:table-cell>
          <table:table-cell table:style-name="ce66" table:formula="of:=SUM([.D20:.AE20])" office:value-type="float" office:value="5.5">
            <text:p>5.5</text:p>
          </table:table-cell>
          <table:table-cell table:style-name="ce70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4.0362in" svg:y="4.0638in" draw:caption-point-x="-0.2402in" draw:caption-point-y="0.6024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6.2531in" svg:y="4.0677in" draw:caption-point-x="-0.2402in" draw:caption-point-y="0.5984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0681in" draw:caption-point-x="-0.2402in" draw:caption-point-y="0.598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table:number-columns-repeated="7"/>
          <table:table-cell table:style-name="ce70" office:value-type="float" office:value="1">
            <office:annotation draw:style-name="gr4" draw:text-style-name="P1" svg:width="1.1413in" svg:height="0.3902in" svg:x="11.4252in" svg:y="4.0697in" draw:caption-point-x="-0.2402in" draw:caption-point-y="0.5965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0" office:value-type="float" office:value="1">
            <office:annotation draw:style-name="gr4" draw:text-style-name="P1" svg:width="1.1413in" svg:height="0.3902in" svg:x="11.7949in" svg:y="4.0697in" draw:caption-point-x="-0.2402in" draw:caption-point-y="0.5965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0" office:value-type="float" office:value="1">
            <office:annotation draw:style-name="gr4" draw:text-style-name="P1" svg:width="1.1413in" svg:height="0.3902in" svg:x="12.1642in" svg:y="4.0697in" draw:caption-point-x="-0.2402in" draw:caption-point-y="0.5965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LocNPQ</text:p>
          </table:table-cell>
          <table:table-cell table:style-name="ce66" table:formula="of:=SUM([.D21:.AE21])" office:value-type="float" office:value="5">
            <text:p>5</text:p>
          </table:table-cell>
          <table:table-cell table:style-name="ce70"/>
          <table:table-cell table:style-name="ce70" office:value-type="float" office:value="1">
            <office:annotation draw:style-name="gr4" draw:text-style-name="P1" svg:width="1.1413in" svg:height="0.3902in" svg:x="2.928in" svg:y="4.3114in" draw:caption-point-x="-0.2402in" draw:caption-point-y="0.6024in">
              <dc:date>2015-02-03T00:00:00</dc:date>
              <text:p text:style-name="P1"><text:span text:style-name="T1">Nghỉ có việc riêng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5.8835in" svg:y="4.315in" draw:caption-point-x="-0.2402in" draw:caption-point-y="0.5988in">
              <dc:date>2015-02-10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1" draw:text-style-name="P1" svg:width="1.1413in" svg:height="1.3232in" svg:x="11.7949in" svg:y="4.3177in" draw:caption-point-x="-0.2402in" draw:caption-point-y="0.5961in">
              <dc:date>2015-02-27T00:00:00</dc:date>
              <text:p text:style-name="P1"><text:span text:style-name="T1">Ra ngoài từ 10h30 (em bị té xe)</text:span></text:p>
              <text:p text:style-name="P1"><text:span text:style-name="T1"/></text:p>
              <text:p text:style-name="P1"><text:span text:style-name="T1">=&gt; tính vắng 0.5 ngày + cần bù giờ sáng (từ 10h30 - 12h)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12.1642in" svg:y="4.3181in" draw:caption-point-x="-0.2402in" draw:caption-point-y="0.5957in">
              <dc:date>2015-02-27T00:00:00</dc:date>
              <text:p text:style-name="P1"><text:span text:style-name="T1">Chở em về quê, khám bệnh</text:span></text:p>
            </office:annotation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MaiDTP</text:p>
          </table:table-cell>
          <table:table-cell table:style-name="ce66" table:formula="of:=SUM([.D22:.AE22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MinhHA</text:p>
          </table:table-cell>
          <table:table-cell table:style-name="ce66" table:formula="of:=SUM([.D23:.AE23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NamTV</text:p>
          </table:table-cell>
          <table:table-cell table:style-name="ce66" table:formula="of:=SUM([.D24:.AE24])" office:value-type="float" office:value="3">
            <text:p>3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5.5142in" svg:y="5.0571in" draw:caption-point-x="-0.2402in" draw:caption-point-y="0.5996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NguyenHTT</text:p>
          </table:table-cell>
          <table:table-cell table:style-name="ce66" table:formula="of:=SUM([.D25:.AE25])" office:value-type="float" office:value="2.5">
            <text:p>2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6.9921in" svg:y="5.3071in" draw:caption-point-x="-0.2402in" draw:caption-point-y="0.597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NhanNM</text:p>
          </table:table-cell>
          <table:table-cell table:style-name="ce66" table:formula="of:=SUM([.D26:.AE26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NhanNV</text:p>
          </table:table-cell>
          <table:table-cell table:style-name="ce66" table:formula="of:=SUM([.D27:.AE2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ThachBK</text:p>
          </table:table-cell>
          <table:table-cell table:style-name="ce66" table:formula="of:=SUM([.D28:.AE28])" office:value-type="float" office:value="6.5">
            <text:p>6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4" draw:text-style-name="P1" svg:width="1.1413in" svg:height="0.3902in" svg:x="5.5142in" svg:y="6.0476in" draw:caption-point-x="-0.2402in" draw:caption-point-y="0.6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ThaoDTH</text:p>
          </table:table-cell>
          <table:table-cell table:style-name="ce66" table:formula="of:=SUM([.D29:.AE29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ThaoTP</text:p>
          </table:table-cell>
          <table:table-cell table:style-name="ce66" table:formula="of:=SUM([.D30:.AE30])" office:value-type="float" office:value="2.5">
            <text:p>2.5</text:p>
          </table:table-cell>
          <table:table-cell table:style-name="ce70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4.4059in" svg:y="6.5421in" draw:caption-point-x="-0.2402in" draw:caption-point-y="0.6008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ThamDT</text:p>
          </table:table-cell>
          <table:table-cell table:style-name="ce66" table:formula="of:=SUM([.D31:.AE31])" office:value-type="float" office:value="6">
            <text:p>6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ThieuNV</text:p>
          </table:table-cell>
          <table:table-cell table:style-name="ce66" table:formula="of:=SUM([.D32:.AE32])" office:value-type="float" office:value="5">
            <text:p>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1">
            <text:p>1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ThuyLTT</text:p>
          </table:table-cell>
          <table:table-cell table:style-name="ce66" table:formula="of:=SUM([.D33:.AE33])" office:value-type="float" office:value="2">
            <text:p>2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VietBA</text:p>
          </table:table-cell>
          <table:table-cell table:style-name="ce66" table:formula="of:=SUM([.D34:.AE34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VietTH</text:p>
          </table:table-cell>
          <table:table-cell table:style-name="ce66" table:formula="of:=SUM([.D35:.AE35])" office:value-type="float" office:value="3">
            <text:p>3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5.5142in" svg:y="7.7823in" draw:caption-point-x="-0.2402in" draw:caption-point-y="0.5992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1">
            <text:p>1</text:p>
          </table:table-cell>
          <table:table-cell table:style-name="ce70" table:number-columns-repeated="7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style-name="ce43" table:number-columns-repeated="955"/>
          <table:table-cell table:number-columns-repeated="20"/>
        </table:table-row>
        <table:table-row table:style-name="ro2" table:number-rows-repeated="65406">
          <table:table-cell table:style-name="ce43" table:number-columns-repeated="986"/>
          <table:table-cell table:number-columns-repeated="20"/>
        </table:table-row>
        <table:table-row table:style-name="ro2" table:number-rows-repeated="98313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6"/>
          <table:table-cell table:style-name="ce43" table:number-columns-repeated="2"/>
          <table:table-cell table:style-name="ce73" office:value-type="string" table:number-columns-spanned="31" table:number-rows-spanned="1">
            <text:p>March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9" table:style-name="ce77"/>
          <table:table-cell table:style-name="ce63" table:number-columns-repeated="972"/>
        </table:table-row>
        <table:table-row table:style-name="ro10">
          <table:table-cell table:style-name="ce56" office:value-type="string">
            <text:p>No.</text:p>
          </table:table-cell>
          <table:table-cell table:style-name="ce56" office:value-type="string">
            <text:p>Name</text:p>
          </table:table-cell>
          <table:table-cell table:style-name="ce56" office:value-type="string">
            <text:p>Absent</text:p>
          </table:table-cell>
          <table:table-cell table:style-name="ce74" office:value-type="float" office:value="-1">
            <text:p>-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-7">
            <text:p>-7</text:p>
          </table:table-cell>
          <table:table-cell table:style-name="ce74" office:value-type="float" office:value="-8">
            <text:p>-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11">
            <text:p>11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-14">
            <text:p>-14</text:p>
          </table:table-cell>
          <table:table-cell table:style-name="ce74" office:value-type="float" office:value="-15">
            <text:p>-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18">
            <office:annotation draw:style-name="gr6" draw:text-style-name="P1" svg:width="1.1413in" svg:height="0.2346in" svg:x="8.8394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4" office:value-type="float" office:value="19">
            <office:annotation draw:style-name="gr6" draw:text-style-name="P1" svg:width="1.1413in" svg:height="0.2346in" svg:x="9.2087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4" office:value-type="float" office:value="20">
            <office:annotation draw:style-name="gr6" draw:text-style-name="P1" svg:width="1.1413in" svg:height="0.2346in" svg:x="9.578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4" office:value-type="float" office:value="-21">
            <text:p>-21</text:p>
          </table:table-cell>
          <table:table-cell table:style-name="ce74" office:value-type="float" office:value="-22">
            <text:p>-22</text:p>
          </table:table-cell>
          <table:table-cell table:style-name="ce74" office:value-type="float" office:value="23">
            <office:annotation draw:style-name="gr6" draw:text-style-name="P1" svg:width="1.1413in" svg:height="0.2346in" svg:x="10.6866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4" office:value-type="float" office:value="24">
            <office:annotation draw:style-name="gr6" draw:text-style-name="P1" svg:width="1.1413in" svg:height="0.2346in" svg:x="11.0559in" svg:y="0.0504in" draw:caption-point-x="-0.2402in" draw:caption-point-y="0.1866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4" office:value-type="float" office:value="25">
            <text:p>25</text:p>
          </table:table-cell>
          <table:table-cell table:style-name="ce7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-28">
            <text:p>-28</text:p>
          </table:table-cell>
          <table:table-cell table:style-name="ce74" office:value-type="float" office:value="-29">
            <text:p>-29</text:p>
          </table:table-cell>
          <table:table-cell table:style-name="ce74" office:value-type="float" office:value="30">
            <text:p>30</text:p>
          </table:table-cell>
          <table:table-cell table:style-name="ce74" office:value-type="float" office:value="31">
            <text:p>31</text:p>
          </table:table-cell>
          <table:table-cell table:style-name="ce63" table:number-columns-repeated="952"/>
          <table:table-cell table:number-columns-repeated="20"/>
        </table:table-row>
        <table:table-row table:style-name="ro2">
          <table:table-cell table:style-name="ce64" office:value-type="string" table:number-columns-spanned="3" table:number-rows-spanned="1">
            <text:p>No. of off-work staffs</text:p>
          </table:table-cell>
          <table:covered-table-cell table:number-columns-repeated="2" table:style-name="ce65"/>
          <table:table-cell table:style-name="ce75" table:formula="of:=SUM([.D5:.D36])" office:value-type="float" office:value="0">
            <text:p>0</text:p>
          </table:table-cell>
          <table:table-cell table:style-name="ce75" table:formula="of:=SUM([.E5:.E36])" office:value-type="float" office:value="2">
            <text:p>2</text:p>
          </table:table-cell>
          <table:table-cell table:style-name="ce75" table:formula="of:=SUM([.F5:.F36])" office:value-type="float" office:value="1">
            <text:p>1</text:p>
          </table:table-cell>
          <table:table-cell table:style-name="ce75" table:formula="of:=SUM([.G5:.G36])" office:value-type="float" office:value="2.5">
            <text:p>2.5</text:p>
          </table:table-cell>
          <table:table-cell table:style-name="ce75" table:formula="of:=SUM([.H5:.H36])" office:value-type="float" office:value="1">
            <text:p>1</text:p>
          </table:table-cell>
          <table:table-cell table:style-name="ce75" table:formula="of:=SUM([.I5:.I36])" office:value-type="float" office:value="1">
            <text:p>1</text:p>
          </table:table-cell>
          <table:table-cell table:style-name="ce75" table:formula="of:=SUM([.J5:.J36])" office:value-type="float" office:value="0">
            <text:p>0</text:p>
          </table:table-cell>
          <table:table-cell table:style-name="ce75" table:formula="of:=SUM([.K5:.K36])" office:value-type="float" office:value="0">
            <text:p>0</text:p>
          </table:table-cell>
          <table:table-cell table:style-name="ce75" table:formula="of:=SUM([.L5:.L36])" office:value-type="float" office:value="1.5">
            <text:p>1.5</text:p>
          </table:table-cell>
          <table:table-cell table:style-name="ce75" table:formula="of:=SUM([.M5:.M36])" office:value-type="float" office:value="2.5">
            <text:p>2.5</text:p>
          </table:table-cell>
          <table:table-cell table:style-name="ce75" table:formula="of:=SUM([.N5:.N36])" office:value-type="float" office:value="2">
            <text:p>2</text:p>
          </table:table-cell>
          <table:table-cell table:style-name="ce75" table:formula="of:=SUM([.O5:.O36])" office:value-type="float" office:value="3.5">
            <text:p>3.5</text:p>
          </table:table-cell>
          <table:table-cell table:style-name="ce75" table:formula="of:=SUM([.P5:.P36])" office:value-type="float" office:value="2">
            <text:p>2</text:p>
          </table:table-cell>
          <table:table-cell table:style-name="ce75" table:formula="of:=SUM([.Q5:.Q36])" office:value-type="float" office:value="0">
            <text:p>0</text:p>
          </table:table-cell>
          <table:table-cell table:style-name="ce75" table:formula="of:=SUM([.R5:.R36])" office:value-type="float" office:value="0">
            <text:p>0</text:p>
          </table:table-cell>
          <table:table-cell table:style-name="ce75" table:formula="of:=SUM([.S5:.S36])" office:value-type="float" office:value="0">
            <text:p>0</text:p>
          </table:table-cell>
          <table:table-cell table:style-name="ce75" table:formula="of:=SUM([.T5:.T36])" office:value-type="float" office:value="0">
            <text:p>0</text:p>
          </table:table-cell>
          <table:table-cell table:style-name="ce75" table:formula="of:=SUM([.U5:.U36])" office:value-type="float" office:value="0">
            <text:p>0</text:p>
          </table:table-cell>
          <table:table-cell table:style-name="ce75" table:formula="of:=SUM([.V5:.V36])" office:value-type="float" office:value="0">
            <text:p>0</text:p>
          </table:table-cell>
          <table:table-cell table:style-name="ce75" table:formula="of:=SUM([.W5:.W36])" office:value-type="float" office:value="0">
            <text:p>0</text:p>
          </table:table-cell>
          <table:table-cell table:style-name="ce75" table:formula="of:=SUM([.X5:.X36])" office:value-type="float" office:value="0">
            <text:p>0</text:p>
          </table:table-cell>
          <table:table-cell table:style-name="ce75" table:formula="of:=SUM([.Y5:.Y36])" office:value-type="float" office:value="0">
            <text:p>0</text:p>
          </table:table-cell>
          <table:table-cell table:style-name="ce75" table:formula="of:=SUM([.Z5:.Z36])" office:value-type="float" office:value="0">
            <text:p>0</text:p>
          </table:table-cell>
          <table:table-cell table:style-name="ce75" table:formula="of:=SUM([.AA5:.AA36])" office:value-type="float" office:value="0">
            <text:p>0</text:p>
          </table:table-cell>
          <table:table-cell table:style-name="ce75" table:formula="of:=SUM([.AB5:.AB36])" office:value-type="float" office:value="0">
            <text:p>0</text:p>
          </table:table-cell>
          <table:table-cell table:style-name="ce75" table:formula="of:=SUM([.AC5:.AC36])" office:value-type="float" office:value="0">
            <text:p>0</text:p>
          </table:table-cell>
          <table:table-cell table:style-name="ce75" table:formula="of:=SUM([.AD5:.AD36])" office:value-type="float" office:value="0">
            <text:p>0</text:p>
          </table:table-cell>
          <table:table-cell table:style-name="ce75" table:formula="of:=SUM([.AE5:.AE36])" office:value-type="float" office:value="0">
            <text:p>0</text:p>
          </table:table-cell>
          <table:table-cell table:style-name="ce75" table:formula="of:=SUM([.AF5:.AF36])" office:value-type="float" office:value="0">
            <text:p>0</text:p>
          </table:table-cell>
          <table:table-cell table:style-name="ce75" table:formula="of:=SUM([.AG5:.AG36])" office:value-type="float" office:value="0">
            <text:p>0</text:p>
          </table:table-cell>
          <table:table-cell table:style-name="ce75" table:formula="of:=SUM([.AH5:.AH36])" office:value-type="float" office:value="0">
            <text:p>0</text:p>
          </table:table-cell>
          <table:table-cell table:style-name="ce63" table:number-columns-repeated="952"/>
          <table:table-cell table:number-columns-repeated="20"/>
        </table:table-row>
        <table:table-row table:style-name="ro2">
          <table:table-cell table:style-name="ce64" office:value-type="string" table:number-columns-spanned="3" table:number-rows-spanned="1">
            <text:p>No. of working staffs</text:p>
          </table:table-cell>
          <table:covered-table-cell table:number-columns-repeated="2" table:style-name="ce65"/>
          <table:table-cell table:style-name="ce75" table:formula="of:=ROWS([.D5:.D36])-[.D3]" office:value-type="float" office:value="32">
            <text:p>32</text:p>
          </table:table-cell>
          <table:table-cell table:style-name="ce75" table:formula="of:=ROWS([.E5:.E36])-[.E3]" office:value-type="float" office:value="30">
            <text:p>30</text:p>
          </table:table-cell>
          <table:table-cell table:style-name="ce75" table:formula="of:=ROWS([.F5:.F36])-[.F3]" office:value-type="float" office:value="31">
            <text:p>31</text:p>
          </table:table-cell>
          <table:table-cell table:style-name="ce75" table:formula="of:=ROWS([.G5:.G36])-[.G3]" office:value-type="float" office:value="29.5">
            <text:p>29.5</text:p>
          </table:table-cell>
          <table:table-cell table:style-name="ce75" table:formula="of:=ROWS([.H5:.H36])-[.H3]" office:value-type="float" office:value="31">
            <text:p>31</text:p>
          </table:table-cell>
          <table:table-cell table:style-name="ce75" table:formula="of:=ROWS([.I5:.I36])-[.I3]" office:value-type="float" office:value="31">
            <text:p>31</text:p>
          </table:table-cell>
          <table:table-cell table:style-name="ce75" table:formula="of:=ROWS([.J5:.J36])-[.J3]" office:value-type="float" office:value="32">
            <text:p>32</text:p>
          </table:table-cell>
          <table:table-cell table:style-name="ce75" table:formula="of:=ROWS([.K5:.K36])-[.K3]" office:value-type="float" office:value="32">
            <text:p>32</text:p>
          </table:table-cell>
          <table:table-cell table:style-name="ce75" table:formula="of:=ROWS([.L5:.L36])-[.L3]" office:value-type="float" office:value="30.5">
            <text:p>30.5</text:p>
          </table:table-cell>
          <table:table-cell table:style-name="ce75" table:formula="of:=ROWS([.M5:.M36])-[.M3]" office:value-type="float" office:value="29.5">
            <text:p>29.5</text:p>
          </table:table-cell>
          <table:table-cell table:style-name="ce75" table:formula="of:=ROWS([.N5:.N36])-[.N3]" office:value-type="float" office:value="30">
            <text:p>30</text:p>
          </table:table-cell>
          <table:table-cell table:style-name="ce75" table:formula="of:=ROWS([.O5:.O36])-[.O3]" office:value-type="float" office:value="28.5">
            <text:p>28.5</text:p>
          </table:table-cell>
          <table:table-cell table:style-name="ce75" table:formula="of:=ROWS([.P5:.P36])-[.P3]" office:value-type="float" office:value="30">
            <text:p>30</text:p>
          </table:table-cell>
          <table:table-cell table:style-name="ce75" table:formula="of:=ROWS([.Q5:.Q36])-[.Q3]" office:value-type="float" office:value="32">
            <text:p>32</text:p>
          </table:table-cell>
          <table:table-cell table:style-name="ce75" table:formula="of:=ROWS([.R5:.R36])-[.R3]" office:value-type="float" office:value="32">
            <text:p>32</text:p>
          </table:table-cell>
          <table:table-cell table:style-name="ce75" table:formula="of:=ROWS([.S5:.S36])-[.S3]" office:value-type="float" office:value="32">
            <text:p>32</text:p>
          </table:table-cell>
          <table:table-cell table:style-name="ce75" table:formula="of:=ROWS([.T5:.T36])-[.T3]" office:value-type="float" office:value="32">
            <text:p>32</text:p>
          </table:table-cell>
          <table:table-cell table:style-name="ce75" table:formula="of:=ROWS([.U5:.U36])-[.U3]" office:value-type="float" office:value="32">
            <text:p>32</text:p>
          </table:table-cell>
          <table:table-cell table:style-name="ce75" table:formula="of:=ROWS([.V5:.V36])-[.V3]" office:value-type="float" office:value="32">
            <text:p>32</text:p>
          </table:table-cell>
          <table:table-cell table:style-name="ce75" table:formula="of:=ROWS([.W5:.W36])-[.W3]" office:value-type="float" office:value="32">
            <text:p>32</text:p>
          </table:table-cell>
          <table:table-cell table:style-name="ce75" table:formula="of:=ROWS([.X5:.X36])-[.X3]" office:value-type="float" office:value="32">
            <text:p>32</text:p>
          </table:table-cell>
          <table:table-cell table:style-name="ce75" table:formula="of:=ROWS([.Y5:.Y36])-[.Y3]" office:value-type="float" office:value="32">
            <text:p>32</text:p>
          </table:table-cell>
          <table:table-cell table:style-name="ce75" table:formula="of:=ROWS([.Z5:.Z36])-[.Z3]" office:value-type="float" office:value="32">
            <text:p>32</text:p>
          </table:table-cell>
          <table:table-cell table:style-name="ce75" table:formula="of:=ROWS([.AA5:.AA36])-[.AA3]" office:value-type="float" office:value="32">
            <text:p>32</text:p>
          </table:table-cell>
          <table:table-cell table:style-name="ce75" table:formula="of:=ROWS([.AB5:.AB36])-[.AB3]" office:value-type="float" office:value="32">
            <text:p>32</text:p>
          </table:table-cell>
          <table:table-cell table:style-name="ce75" table:formula="of:=ROWS([.AC5:.AC36])-[.AC3]" office:value-type="float" office:value="32">
            <text:p>32</text:p>
          </table:table-cell>
          <table:table-cell table:style-name="ce75" table:formula="of:=ROWS([.AD5:.AD36])-[.AD3]" office:value-type="float" office:value="32">
            <text:p>32</text:p>
          </table:table-cell>
          <table:table-cell table:style-name="ce75" table:formula="of:=ROWS([.AE5:.AE36])-[.AE3]" office:value-type="float" office:value="32">
            <text:p>32</text:p>
          </table:table-cell>
          <table:table-cell table:style-name="ce75" table:formula="of:=ROWS([.AF5:.AF36])-[.AF3]" office:value-type="float" office:value="32">
            <text:p>32</text:p>
          </table:table-cell>
          <table:table-cell table:style-name="ce75" table:formula="of:=ROWS([.AG5:.AG36])-[.AG3]" office:value-type="float" office:value="32">
            <text:p>32</text:p>
          </table:table-cell>
          <table:table-cell table:style-name="ce75" table:formula="of:=ROWS([.AH5:.AH36])-[.AH3]" office:value-type="float" office:value="32">
            <text:p>32</text:p>
          </table:table-cell>
          <table:table-cell table:style-name="ce63" table:number-columns-repeated="952"/>
          <table:table-cell table:number-columns-repeated="2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BD</text:p>
          </table:table-cell>
          <table:table-cell table:style-name="ce72" table:formula="of:=SUM([.D5:.AE5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2" table:formula="of:=SUM([.D6:.AE6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hanhLH</text:p>
          </table:table-cell>
          <table:table-cell table:style-name="ce72" table:formula="of:=SUM([.D7:.AE7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2" table:formula="of:=SUM([.D8:.AE8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6.2531in" svg:y="1.0969in" draw:caption-point-x="-0.2402in" draw:caption-point-y="0.5972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LT</text:p>
          </table:table-cell>
          <table:table-cell table:style-name="ce72" table:formula="of:=SUM([.D9:.AE9])" office:value-type="float" office:value="0.5">
            <text:p>0.5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634in" svg:x="6.6224in" svg:y="1.3449in" draw:caption-point-x="-0.2402in" draw:caption-point-y="0.5969in">
              <dc:creator>Thuy</dc:creator>
              <dc:date>2015-03-12T00:00:00</dc:date>
              <text:p text:style-name="P1"><text:span text:style-name="T1">Bệnh, nghỉ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ungNT</text:p>
          </table:table-cell>
          <table:table-cell table:style-name="ce72" table:formula="of:=SUM([.D10:.AE10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uongDN</text:p>
          </table:table-cell>
          <table:table-cell table:style-name="ce72" table:formula="of:=SUM([.D11:.AE11])" office:value-type="float" office:value="1">
            <text:p>1</text:p>
          </table:table-cell>
          <table:table-cell table:style-name="ce76"/>
          <table:table-cell table:style-name="ce76" office:value-type="float" office:value="0.5">
            <office:annotation draw:style-name="gr7" draw:text-style-name="P1" svg:width="1.1413in" svg:height="0.2634in" svg:x="2.928in" svg:y="1.8378in" draw:caption-point-x="-0.2402in" draw:caption-point-y="0.599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7" draw:text-style-name="P1" svg:width="1.1413in" svg:height="0.2634in" svg:x="5.5142in" svg:y="1.8378in" draw:caption-point-x="-0.2402in" draw:caption-point-y="0.599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HaTH</text:p>
          </table:table-cell>
          <table:table-cell table:style-name="ce72" table:formula="of:=SUM([.D12:.AE12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HangHT</text:p>
          </table:table-cell>
          <table:table-cell table:style-name="ce72" table:formula="of:=SUM([.D13:.AE13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ienNV</text:p>
          </table:table-cell>
          <table:table-cell table:style-name="ce72" table:formula="of:=SUM([.D14:.AE14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iepNH</text:p>
          </table:table-cell>
          <table:table-cell table:style-name="ce72" table:formula="of:=SUM([.D15:.AE15])" office:value-type="float" office:value="1">
            <text:p>1</text:p>
          </table:table-cell>
          <table:table-cell table:style-name="ce76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3.6669in" svg:y="2.8291in" draw:caption-point-x="-0.2402in" draw:caption-point-y="0.5984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2.8299in" draw:caption-point-x="-0.2402in" draw:caption-point-y="0.5976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634in" svg:x="6.6224in" svg:y="2.8307in" draw:caption-point-x="-0.2402in" draw:caption-point-y="0.5969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2">
            <text:p>12</text:p>
          </table:table-cell>
          <table:table-cell table:style-name="ce44" office:value-type="string">
            <text:p>HuyNN</text:p>
          </table:table-cell>
          <table:table-cell table:style-name="ce72" table:formula="of:=SUM([.D16:.AE16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KhoiNLD</text:p>
          </table:table-cell>
          <table:table-cell table:style-name="ce72" table:formula="of:=SUM([.D17:.AE17])" office:value-type="float" office:value="0.5">
            <text:p>0.5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2.928in" svg:y="3.324in" draw:caption-point-x="-0.2402in" draw:caption-point-y="0.5992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6" office:value-type="float" office:value="0">
            <office:annotation draw:style-name="gr2" draw:text-style-name="P1" svg:width="1.1413in" svg:height="0.5457in" svg:x="3.2976in" svg:y="3.3248in" draw:caption-point-x="-0.2402in" draw:caption-point-y="0.5984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LinhPNT</text:p>
          </table:table-cell>
          <table:table-cell table:style-name="ce72" table:formula="of:=SUM([.D18:.AE18])" office:value-type="float" office:value="0.5">
            <text:p>0.5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634in" svg:x="6.9921in" svg:y="3.5744in" draw:caption-point-x="-0.2402in" draw:caption-point-y="0.5965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LongNH</text:p>
          </table:table-cell>
          <table:table-cell table:style-name="ce72" table:formula="of:=SUM([.D19:.AE19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LocNP</text:p>
          </table:table-cell>
          <table:table-cell table:style-name="ce72" table:formula="of:=SUM([.D20:.AE20])" office:value-type="float" office:value="2">
            <text:p>2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2634in" svg:x="5.8835in" svg:y="4.0689in" draw:caption-point-x="-0.2402in" draw:caption-point-y="0.5972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6.2531in" svg:y="4.0689in" draw:caption-point-x="-0.2402in" draw:caption-point-y="0.5972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LocNPQ</text:p>
          </table:table-cell>
          <table:table-cell table:style-name="ce72" table:formula="of:=SUM([.D21:.AE21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MaiDTP</text:p>
          </table:table-cell>
          <table:table-cell table:style-name="ce72" table:formula="of:=SUM([.D22:.AE22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8835in" svg:y="4.5634in" draw:caption-point-x="-0.2402in" draw:caption-point-y="0.598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MinhHA</text:p>
          </table:table-cell>
          <table:table-cell table:style-name="ce72" table:formula="of:=SUM([.D23:.AE23])" office:value-type="float" office:value="1">
            <text:p>1</text:p>
          </table:table-cell>
          <table:table-cell table:style-name="ce76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6669in" svg:y="4.8106in" draw:caption-point-x="-0.2402in" draw:caption-point-y="0.5984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NamTV</text:p>
          </table:table-cell>
          <table:table-cell table:style-name="ce72" table:formula="of:=SUM([.D24:.AE24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NguyenHTT</text:p>
          </table:table-cell>
          <table:table-cell table:style-name="ce72" table:formula="of:=SUM([.D25:.AE25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NhanNM</text:p>
          </table:table-cell>
          <table:table-cell table:style-name="ce72" table:formula="of:=SUM([.D26:.AE26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NhanNV</text:p>
          </table:table-cell>
          <table:table-cell table:style-name="ce72" table:formula="of:=SUM([.D27:.AE27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PhongVT</text:p>
          </table:table-cell>
          <table:table-cell table:style-name="ce72" table:formula="of:=SUM([.D28:.AE28])" office:value-type="float" office:value="0">
            <text:p>0</text:p>
          </table:table-cell>
          <table:table-cell table:style-name="ce76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4059in" svg:y="6.0488in" draw:caption-point-x="-0.2402in" draw:caption-point-y="0.5988in">
              <dc:creator>Thuy</dc:creator>
              <dc:date>2015-03-06T00:00:00</dc:date>
              <text:p text:style-name="P1"><text:span text:style-name="T1">Sáng vào trễ ~ 30'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ThachBK</text:p>
          </table:table-cell>
          <table:table-cell table:style-name="ce72" table:formula="of:=SUM([.D29:.AE29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ThaoDTH</text:p>
          </table:table-cell>
          <table:table-cell table:style-name="ce72" table:formula="of:=SUM([.D30:.AE30])" office:value-type="float" office:value="0.5">
            <text:p>0.5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0.2634in" svg:x="6.6224in" svg:y="6.5465in" draw:caption-point-x="-0.2402in" draw:caption-point-y="0.5965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ThaoTP</text:p>
          </table:table-cell>
          <table:table-cell table:style-name="ce72" table:formula="of:=SUM([.D31:.AE31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ThamDT</text:p>
          </table:table-cell>
          <table:table-cell table:style-name="ce72" table:formula="of:=SUM([.D32:.AE32])" office:value-type="float" office:value="10">
            <text:p>10</text:p>
          </table:table-cell>
          <table:table-cell table:style-name="ce76"/>
          <table:table-cell table:style-name="ce76" office:value-type="float" office:value="1">
            <office:annotation draw:style-name="gr7" draw:text-style-name="P1" svg:width="1.1413in" svg:height="0.2634in" svg:x="2.928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3.2976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3.6669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4.0362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4.4059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7" draw:text-style-name="P1" svg:width="1.1413in" svg:height="0.2634in" svg:x="5.5142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5.8835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6.2531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6.6224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office:value-type="float" office:value="1">
            <office:annotation draw:style-name="gr7" draw:text-style-name="P1" svg:width="1.1413in" svg:height="0.2634in" svg:x="6.9921in" svg:y="7.039in" draw:caption-point-x="-0.2402in" draw:caption-point-y="0.5992in">
              <dc:date>2015-03-02T00:00:00</dc:date>
              <text:p text:style-name="P1"><text:span text:style-name="T1">Bệnh, nằm viện</text:span></text:p>
            </office:annotation>
            <text:p>1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ThieuNV</text:p>
          </table:table-cell>
          <table:table-cell table:style-name="ce72" table:formula="of:=SUM([.D33:.AE33])" office:value-type="float" office:value="0.5">
            <text:p>0.5</text:p>
          </table:table-cell>
          <table:table-cell table:style-name="ce76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3.6669in" svg:y="7.2874in" draw:caption-point-x="-0.2402in" draw:caption-point-y="0.5984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ThuyLTT</text:p>
          </table:table-cell>
          <table:table-cell table:style-name="ce72" table:formula="of:=SUM([.D34:.AE34])" office:value-type="float" office:value="0.5">
            <text:p>0.5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6.9921in" svg:y="7.5386in" draw:caption-point-x="-0.2402in" draw:caption-point-y="0.5953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VietBA</text:p>
          </table:table-cell>
          <table:table-cell table:style-name="ce72" table:formula="of:=SUM([.D35:.AE35])" office:value-type="float" office:value="0">
            <text:p>0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VietTH</text:p>
          </table:table-cell>
          <table:table-cell table:style-name="ce72" table:formula="of:=SUM([.D36:.AE36])" office:value-type="float" office:value="1">
            <text:p>1</text:p>
          </table:table-cell>
          <table:table-cell table:style-name="ce76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2634in" svg:x="6.6224in" svg:y="8.0327in" draw:caption-point-x="-0.2402in" draw:caption-point-y="0.5965in">
              <dc:creator>Thuy</dc:creator>
              <dc:date>2015-03-12T00:00:00</dc:date>
              <text:p text:style-name="P1"><text:span text:style-name="T1">Bận việc riê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18"/>
          <table:table-cell table:style-name="ce43" table:number-columns-repeated="952"/>
          <table:table-cell table:number-columns-repeated="20"/>
        </table:table-row>
        <table:table-row table:style-name="ro2" table:number-rows-repeated="65406">
          <table:table-cell table:style-name="ce43" table:number-columns-repeated="986"/>
          <table:table-cell table:number-columns-repeated="20"/>
        </table:table-row>
        <table:table-row table:style-name="ro2" table:number-rows-repeated="983133">
          <table:table-cell table:number-columns-repeated="1006"/>
        </table:table-row>
        <table:table-row table:style-name="ro2">
          <table:table-cell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970</meta:editing-cycles>
    <meta:editing-duration>P5DT2H28M4S</meta:editing-duration>
    <meta:generator>OpenOffice/4.1.1$Win32 OpenOffice.org_project/411m6$Build-9775</meta:generator>
    <dc:date>2015-08-12T09:39:43.69</dc:date>
    <meta:document-statistic meta:table-count="6" meta:cell-count="2302" meta:object-count="0"/>
    <meta:user-defined meta:name="Info 1"/>
    <meta:user-defined meta:name="Info 2"/>
    <meta:user-defined meta:name="Info 3"/>
    <meta:user-defined meta:name="Info 4"/>
  </office:meta>
</office:document-meta>
</file>